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style:page-number="0"/>
    </style:style>
    <style:style style:name="P3" style:parent-style-name="Normal" style:family="paragraph">
      <style:paragraph-properties fo:margin-top="0.1666in"/>
    </style:style>
    <style:style style:name="T4" style:parent-style-name="Strong" style:family="text">
      <style:text-properties style:font-name="Calibri Light" style:font-name-complex="Calibri Light" fo:font-style="italic" style:font-style-asian="italic" style:font-style-complex="italic" fo:color="#4472C4" fo:font-size="16pt" style:font-size-asian="16pt" style:font-size-complex="16pt"/>
    </style:style>
    <style:style style:name="T5" style:parent-style-name="Strong" style:family="text">
      <style:text-properties style:font-name="Calibri Light" style:font-name-complex="Calibri Light" fo:font-weight="normal" style:font-weight-asian="normal" style:font-weight-complex="normal" fo:color="#4472C4" fo:font-size="12pt" style:font-size-asian="12pt" style:font-size-complex="12pt"/>
    </style:style>
    <style:style style:name="T6" style:parent-style-name="Strong" style:family="text">
      <style:text-properties style:font-name="Calibri Light" style:font-name-complex="Calibri Light" fo:font-weight="normal" style:font-weight-asian="normal" style:font-weight-complex="normal" fo:color="#4472C4" fo:font-size="12pt" style:font-size-asian="12pt" style:font-size-complex="12pt"/>
    </style:style>
    <style:style style:name="T7" style:parent-style-name="Strong" style:family="text">
      <style:text-properties style:font-name="Calibri Light" style:font-name-complex="Calibri Light" fo:font-weight="normal" style:font-weight-asian="normal" style:font-weight-complex="normal" fo:color="#4472C4" fo:font-size="12pt" style:font-size-asian="12pt" style:font-size-complex="12pt"/>
    </style:style>
    <style:style style:name="T8" style:parent-style-name="DefaultParagraphFont" style:family="text">
      <style:text-properties style:font-name="Calibri Light" style:font-name-asian="Yu Gothic Light" style:font-name-complex="Times New Roman" fo:text-transform="uppercase" fo:color="#8496B0" fo:font-size="32pt" style:font-size-asian="32pt" style:font-size-complex="32pt"/>
    </style:style>
    <style:style style:name="P9" style:parent-style-name="NoSpacing" style:family="paragraph">
      <style:paragraph-properties fo:margin-top="0.0833in"/>
    </style:style>
    <style:style style:name="T10" style:parent-style-name="DefaultParagraphFont" style:family="text">
      <style:text-properties fo:color="#4472C4" fo:font-size="18pt" style:font-size-asian="18pt" style:font-size-complex="18pt"/>
    </style:style>
    <style:style style:name="P11" style:parent-style-name="Normal" style:family="paragraph">
      <style:text-properties fo:font-style="italic" style:font-style-asian="italic" style:font-style-complex="italic"/>
    </style:style>
    <style:style style:name="P12" style:parent-style-name="Normal" style:family="paragraph">
      <style:paragraph-properties fo:break-before="page"/>
    </style:style>
    <style:style style:name="P13" style:parent-style-name="TOC1" style:family="paragraph">
      <style:paragraph-properties>
        <style:tab-stops>
          <style:tab-stop style:type="right" style:leader-style="dotted" style:leader-text="." style:position="6.5in"/>
        </style:tab-stops>
      </style:paragraph-properties>
    </style:style>
    <style:style style:name="P14" style:parent-style-name="TOC1" style:family="paragraph">
      <style:paragraph-properties>
        <style:tab-stops>
          <style:tab-stop style:type="right" style:leader-style="dotted" style:leader-text="." style:position="0.302in"/>
          <style:tab-stop style:type="right" style:leader-style="dotted" style:leader-text="." style:position="6.5in"/>
        </style:tab-stops>
      </style:paragraph-properties>
    </style:style>
    <style:style style:name="P15" style:parent-style-name="TOC2" style:family="paragraph">
      <style:paragraph-properties>
        <style:tab-stops>
          <style:tab-stop style:type="right" style:leader-style="dotted" style:leader-text="." style:position="6.3472in"/>
        </style:tab-stops>
      </style:paragraph-properties>
    </style:style>
    <style:style style:name="P16" style:parent-style-name="TOC2" style:family="paragraph">
      <style:paragraph-properties>
        <style:tab-stops>
          <style:tab-stop style:type="right" style:leader-style="dotted" style:leader-text="." style:position="6.3472in"/>
        </style:tab-stops>
      </style:paragraph-properties>
    </style:style>
    <style:style style:name="P17" style:parent-style-name="TOC2" style:family="paragraph">
      <style:paragraph-properties>
        <style:tab-stops>
          <style:tab-stop style:type="right" style:leader-style="dotted" style:leader-text="." style:position="6.3472in"/>
        </style:tab-stops>
      </style:paragraph-properties>
    </style:style>
    <style:style style:name="P18" style:parent-style-name="TOC2" style:family="paragraph">
      <style:paragraph-properties>
        <style:tab-stops>
          <style:tab-stop style:type="right" style:leader-style="dotted" style:leader-text="." style:position="6.3472in"/>
        </style:tab-stops>
      </style:paragraph-properties>
    </style:style>
    <style:style style:name="P19" style:parent-style-name="TOC2" style:family="paragraph">
      <style:paragraph-properties>
        <style:tab-stops>
          <style:tab-stop style:type="right" style:leader-style="dotted" style:leader-text="." style:position="6.3472in"/>
        </style:tab-stops>
      </style:paragraph-properties>
    </style:style>
    <style:style style:name="P20" style:parent-style-name="TOC1" style:family="paragraph">
      <style:paragraph-properties>
        <style:tab-stops>
          <style:tab-stop style:type="right" style:leader-style="dotted" style:leader-text="." style:position="0.302in"/>
          <style:tab-stop style:type="right" style:leader-style="dotted" style:leader-text="." style:position="6.5in"/>
        </style:tab-stops>
      </style:paragraph-properties>
    </style:style>
    <style:style style:name="P21" style:parent-style-name="TOC2" style:family="paragraph">
      <style:paragraph-properties>
        <style:tab-stops>
          <style:tab-stop style:type="right" style:leader-style="dotted" style:leader-text="." style:position="0.3055in"/>
          <style:tab-stop style:type="right" style:leader-style="dotted" style:leader-text="." style:position="6.3472in"/>
        </style:tab-stops>
      </style:paragraph-properties>
    </style:style>
    <style:style style:name="P22" style:parent-style-name="TOC2" style:family="paragraph">
      <style:paragraph-properties>
        <style:tab-stops>
          <style:tab-stop style:type="right" style:leader-style="dotted" style:leader-text="." style:position="0.3055in"/>
          <style:tab-stop style:type="right" style:leader-style="dotted" style:leader-text="." style:position="6.3472in"/>
        </style:tab-stops>
      </style:paragraph-properties>
    </style:style>
    <style:style style:name="P23" style:parent-style-name="TOC2" style:family="paragraph">
      <style:paragraph-properties>
        <style:tab-stops>
          <style:tab-stop style:type="right" style:leader-style="dotted" style:leader-text="." style:position="0.3055in"/>
          <style:tab-stop style:type="right" style:leader-style="dotted" style:leader-text="." style:position="6.3472in"/>
        </style:tab-stops>
      </style:paragraph-properties>
    </style:style>
    <style:style style:name="P24" style:parent-style-name="TOC2" style:family="paragraph">
      <style:paragraph-properties>
        <style:tab-stops>
          <style:tab-stop style:type="right" style:leader-style="dotted" style:leader-text="." style:position="0.3055in"/>
          <style:tab-stop style:type="right" style:leader-style="dotted" style:leader-text="." style:position="6.3472in"/>
        </style:tab-stops>
      </style:paragraph-properties>
    </style:style>
    <style:style style:name="P25" style:parent-style-name="TOC2" style:family="paragraph">
      <style:paragraph-properties>
        <style:tab-stops>
          <style:tab-stop style:type="right" style:leader-style="dotted" style:leader-text="." style:position="0.3055in"/>
          <style:tab-stop style:type="right" style:leader-style="dotted" style:leader-text="." style:position="6.3472in"/>
        </style:tab-stops>
      </style:paragraph-properties>
    </style:style>
    <style:style style:name="P26" style:parent-style-name="TOC2" style:family="paragraph">
      <style:paragraph-properties>
        <style:tab-stops>
          <style:tab-stop style:type="right" style:leader-style="dotted" style:leader-text="." style:position="0.3055in"/>
          <style:tab-stop style:type="right" style:leader-style="dotted" style:leader-text="." style:position="6.3472in"/>
        </style:tab-stops>
      </style:paragraph-properties>
    </style:style>
    <style:style style:name="P27" style:parent-style-name="TOC2" style:family="paragraph">
      <style:paragraph-properties>
        <style:tab-stops>
          <style:tab-stop style:type="right" style:leader-style="dotted" style:leader-text="." style:position="0.3055in"/>
          <style:tab-stop style:type="right" style:leader-style="dotted" style:leader-text="." style:position="6.3472in"/>
        </style:tab-stops>
      </style:paragraph-properties>
    </style:style>
    <style:style style:name="P28" style:parent-style-name="TOC1" style:family="paragraph">
      <style:paragraph-properties>
        <style:tab-stops>
          <style:tab-stop style:type="right" style:leader-style="dotted" style:leader-text="." style:position="0.302in"/>
          <style:tab-stop style:type="right" style:leader-style="dotted" style:leader-text="." style:position="6.5in"/>
        </style:tab-stops>
      </style:paragraph-properties>
    </style:style>
    <style:style style:name="P29" style:parent-style-name="TOC2" style:family="paragraph">
      <style:paragraph-properties>
        <style:tab-stops>
          <style:tab-stop style:type="right" style:leader-style="dotted" style:leader-text="." style:position="6.3472in"/>
        </style:tab-stops>
      </style:paragraph-properties>
    </style:style>
    <style:style style:name="P30" style:parent-style-name="TOC1" style:family="paragraph">
      <style:paragraph-properties>
        <style:tab-stops>
          <style:tab-stop style:type="right" style:leader-style="dotted" style:leader-text="." style:position="0.302in"/>
          <style:tab-stop style:type="right" style:leader-style="dotted" style:leader-text="." style:position="6.5in"/>
        </style:tab-stops>
      </style:paragraph-properties>
    </style:style>
    <style:style style:name="P31" style:parent-style-name="TOC2" style:family="paragraph">
      <style:paragraph-properties>
        <style:tab-stops>
          <style:tab-stop style:type="right" style:leader-style="dotted" style:leader-text="." style:position="0.3055in"/>
          <style:tab-stop style:type="right" style:leader-style="dotted" style:leader-text="." style:position="6.3472in"/>
        </style:tab-stops>
      </style:paragraph-properties>
    </style:style>
    <style:style style:name="P32" style:parent-style-name="TOC2" style:family="paragraph">
      <style:paragraph-properties>
        <style:tab-stops>
          <style:tab-stop style:type="right" style:leader-style="dotted" style:leader-text="." style:position="0.3055in"/>
          <style:tab-stop style:type="right" style:leader-style="dotted" style:leader-text="." style:position="6.3472in"/>
        </style:tab-stops>
      </style:paragraph-properties>
    </style:style>
    <style:style style:name="P33" style:parent-style-name="TOC2" style:family="paragraph">
      <style:paragraph-properties>
        <style:tab-stops>
          <style:tab-stop style:type="right" style:leader-style="dotted" style:leader-text="." style:position="0.3055in"/>
          <style:tab-stop style:type="right" style:leader-style="dotted" style:leader-text="." style:position="6.3472in"/>
        </style:tab-stops>
      </style:paragraph-properties>
    </style:style>
    <style:style style:name="P34" style:parent-style-name="TOC2" style:family="paragraph">
      <style:paragraph-properties>
        <style:tab-stops>
          <style:tab-stop style:type="right" style:leader-style="dotted" style:leader-text="." style:position="0.3055in"/>
          <style:tab-stop style:type="right" style:leader-style="dotted" style:leader-text="." style:position="6.3472in"/>
        </style:tab-stops>
      </style:paragraph-properties>
    </style:style>
    <style:style style:name="P35" style:parent-style-name="TOC1" style:family="paragraph">
      <style:paragraph-properties>
        <style:tab-stops>
          <style:tab-stop style:type="right" style:leader-style="dotted" style:leader-text="." style:position="0.302in"/>
          <style:tab-stop style:type="right" style:leader-style="dotted" style:leader-text="." style:position="6.5in"/>
        </style:tab-stops>
      </style:paragraph-properties>
    </style:style>
    <style:style style:name="P36" style:parent-style-name="TOC2" style:family="paragraph">
      <style:paragraph-properties>
        <style:tab-stops>
          <style:tab-stop style:type="right" style:leader-style="dotted" style:leader-text="." style:position="0.3055in"/>
          <style:tab-stop style:type="right" style:leader-style="dotted" style:leader-text="." style:position="6.3472in"/>
        </style:tab-stops>
      </style:paragraph-properties>
    </style:style>
    <style:style style:name="P37" style:parent-style-name="TOC2" style:family="paragraph">
      <style:paragraph-properties>
        <style:tab-stops>
          <style:tab-stop style:type="right" style:leader-style="dotted" style:leader-text="." style:position="0.3055in"/>
          <style:tab-stop style:type="right" style:leader-style="dotted" style:leader-text="." style:position="6.3472in"/>
        </style:tab-stops>
      </style:paragraph-properties>
    </style:style>
    <style:style style:name="P38" style:parent-style-name="TOC2" style:family="paragraph">
      <style:paragraph-properties>
        <style:tab-stops>
          <style:tab-stop style:type="right" style:leader-style="dotted" style:leader-text="." style:position="0.3055in"/>
          <style:tab-stop style:type="right" style:leader-style="dotted" style:leader-text="." style:position="6.3472in"/>
        </style:tab-stops>
      </style:paragraph-properties>
    </style:style>
    <style:style style:name="P39" style:parent-style-name="TOC2" style:family="paragraph">
      <style:paragraph-properties>
        <style:tab-stops>
          <style:tab-stop style:type="right" style:leader-style="dotted" style:leader-text="." style:position="0.3055in"/>
          <style:tab-stop style:type="right" style:leader-style="dotted" style:leader-text="." style:position="6.3472in"/>
        </style:tab-stops>
      </style:paragraph-properties>
    </style:style>
    <style:style style:name="P40" style:parent-style-name="TOC2" style:family="paragraph">
      <style:paragraph-properties>
        <style:tab-stops>
          <style:tab-stop style:type="right" style:leader-style="dotted" style:leader-text="." style:position="0.3055in"/>
          <style:tab-stop style:type="right" style:leader-style="dotted" style:leader-text="." style:position="6.3472in"/>
        </style:tab-stops>
      </style:paragraph-properties>
    </style:style>
    <style:style style:name="P41" style:parent-style-name="TOC2" style:family="paragraph">
      <style:paragraph-properties>
        <style:tab-stops>
          <style:tab-stop style:type="left" style:position="0.3055in"/>
          <style:tab-stop style:type="right" style:leader-style="dotted" style:leader-text="." style:position="6.3472in"/>
        </style:tab-stops>
      </style:paragraph-properties>
    </style:style>
    <style:style style:name="P42" style:parent-style-name="Normal" style:family="paragraph">
      <style:text-properties fo:font-weight="bold" style:font-weight-asian="bold" style:font-weight-complex="bold"/>
    </style:style>
    <style:style style:name="TableColumn44" style:family="table-column">
      <style:table-column-properties style:column-width="1.184in"/>
    </style:style>
    <style:style style:name="TableColumn45" style:family="table-column">
      <style:table-column-properties style:column-width="0.8125in"/>
    </style:style>
    <style:style style:name="TableColumn46" style:family="table-column">
      <style:table-column-properties style:column-width="3.8125in"/>
    </style:style>
    <style:style style:name="TableColumn47" style:family="table-column">
      <style:table-column-properties style:column-width="0.684in"/>
    </style:style>
    <style:style style:name="Table43" style:family="table">
      <style:table-properties style:width="6.493in" fo:margin-left="0in" table:align="left"/>
    </style:style>
    <style:style style:name="TableRow48" style:family="table-row">
      <style:table-row-properties/>
    </style:style>
    <style:style style:name="TableCell49" style:family="table-cell">
      <style:table-cell-properties fo:border="0.0069in solid #9CC2E5" style:writing-mode="lr-tb" fo:padding-top="0in" fo:padding-left="0.075in" fo:padding-bottom="0in" fo:padding-right="0.075in"/>
    </style:style>
    <style:style style:name="P50" style:parent-style-name="Normal" style:family="paragraph">
      <style:paragraph-properties fo:margin-bottom="0in" fo:line-height="100%"/>
      <style:text-properties fo:font-weight="bold" style:font-weight-asian="bold" style:font-weight-complex="bold" fo:color="#FFFFFF"/>
    </style:style>
    <style:style style:name="TableCell51" style:family="table-cell">
      <style:table-cell-properties fo:border="0.0069in solid #9CC2E5" style:writing-mode="lr-tb" fo:padding-top="0in" fo:padding-left="0.075in" fo:padding-bottom="0in" fo:padding-right="0.075in"/>
    </style:style>
    <style:style style:name="P52" style:parent-style-name="Normal" style:family="paragraph">
      <style:paragraph-properties fo:margin-bottom="0in" fo:line-height="100%"/>
      <style:text-properties fo:font-weight="bold" style:font-weight-asian="bold" style:font-weight-complex="bold" fo:color="#FFFFFF"/>
    </style:style>
    <style:style style:name="TableCell53" style:family="table-cell">
      <style:table-cell-properties fo:border="0.0069in solid #9CC2E5" style:writing-mode="lr-tb" fo:padding-top="0in" fo:padding-left="0.075in" fo:padding-bottom="0in" fo:padding-right="0.075in"/>
    </style:style>
    <style:style style:name="P54" style:parent-style-name="Normal" style:family="paragraph">
      <style:paragraph-properties fo:margin-bottom="0in" fo:line-height="100%"/>
      <style:text-properties fo:font-weight="bold" style:font-weight-asian="bold" style:font-weight-complex="bold" fo:color="#FFFFFF"/>
    </style:style>
    <style:style style:name="TableCell55" style:family="table-cell">
      <style:table-cell-properties fo:border="0.0069in solid #9CC2E5" style:writing-mode="lr-tb" fo:padding-top="0in" fo:padding-left="0.075in" fo:padding-bottom="0in" fo:padding-right="0.075in"/>
    </style:style>
    <style:style style:name="P56" style:parent-style-name="Normal" style:family="paragraph">
      <style:paragraph-properties fo:margin-bottom="0in" fo:line-height="100%"/>
      <style:text-properties fo:font-weight="bold" style:font-weight-asian="bold" style:font-weight-complex="bold" fo:color="#FFFFFF"/>
    </style:style>
    <style:style style:name="TableRow57" style:family="table-row">
      <style:table-row-properties style:min-row-height="0.2083in"/>
    </style:style>
    <style:style style:name="TableCell58" style:family="table-cell">
      <style:table-cell-properties fo:border="0.0069in solid #9CC2E5" style:writing-mode="lr-tb" fo:padding-top="0in" fo:padding-left="0.075in" fo:padding-bottom="0in" fo:padding-right="0.075in"/>
    </style:style>
    <style:style style:name="P59" style:parent-style-name="Normal" style:family="paragraph">
      <style:paragraph-properties fo:margin-bottom="0in" fo:line-height="100%"/>
      <style:text-properties fo:font-weight="bold" style:font-weight-asian="bold" style:font-weight-complex="bold"/>
    </style:style>
    <style:style style:name="TableCell60" style:family="table-cell">
      <style:table-cell-properties fo:border="0.0069in solid #9CC2E5" style:writing-mode="lr-tb"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9CC2E5" style:writing-mode="lr-tb"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9CC2E5" style:writing-mode="lr-tb" fo:padding-top="0in" fo:padding-left="0.075in" fo:padding-bottom="0in" fo:padding-right="0.075in"/>
    </style:style>
    <style:style style:name="P65" style:parent-style-name="Normal" style:family="paragraph">
      <style:paragraph-properties fo:margin-bottom="0in"/>
    </style:style>
    <style:style style:name="TableRow66" style:family="table-row">
      <style:table-row-properties/>
    </style:style>
    <style:style style:name="TableCell67" style:family="table-cell">
      <style:table-cell-properties fo:border="0.0069in solid #9CC2E5" style:writing-mode="lr-tb" fo:padding-top="0in" fo:padding-left="0.075in" fo:padding-bottom="0in" fo:padding-right="0.075in"/>
    </style:style>
    <style:style style:name="P68" style:parent-style-name="Normal" style:family="paragraph">
      <style:paragraph-properties fo:margin-bottom="0in" fo:line-height="100%"/>
      <style:text-properties fo:font-weight="bold" style:font-weight-asian="bold" style:font-weight-complex="bold"/>
    </style:style>
    <style:style style:name="TableCell69" style:family="table-cell">
      <style:table-cell-properties fo:border="0.0069in solid #9CC2E5" style:writing-mode="lr-tb"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9CC2E5" style:writing-mode="lr-tb"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9CC2E5" style:writing-mode="lr-tb" fo:padding-top="0in" fo:padding-left="0.075in" fo:padding-bottom="0in" fo:padding-right="0.075in"/>
    </style:style>
    <style:style style:name="P74" style:parent-style-name="Normal" style:family="paragraph">
      <style:paragraph-properties fo:margin-bottom="0in" fo:line-height="100%"/>
    </style:style>
    <style:style style:name="TableRow75" style:family="table-row">
      <style:table-row-properties/>
    </style:style>
    <style:style style:name="TableCell76" style:family="table-cell">
      <style:table-cell-properties fo:border="0.0069in solid #9CC2E5" style:writing-mode="lr-tb" fo:padding-top="0in" fo:padding-left="0.075in" fo:padding-bottom="0in" fo:padding-right="0.075in"/>
    </style:style>
    <style:style style:name="P77" style:parent-style-name="Normal" style:family="paragraph">
      <style:paragraph-properties fo:margin-bottom="0in" fo:line-height="100%"/>
      <style:text-properties fo:font-weight="bold" style:font-weight-asian="bold" style:font-weight-complex="bold"/>
    </style:style>
    <style:style style:name="TableCell78" style:family="table-cell">
      <style:table-cell-properties fo:border="0.0069in solid #9CC2E5" style:writing-mode="lr-tb" fo:padding-top="0in" fo:padding-left="0.075in" fo:padding-bottom="0in" fo:padding-right="0.075in"/>
    </style:style>
    <style:style style:name="P79" style:parent-style-name="Normal" style:family="paragraph">
      <style:paragraph-properties fo:margin-bottom="0in" fo:line-height="100%"/>
    </style:style>
    <style:style style:name="TableCell80" style:family="table-cell">
      <style:table-cell-properties fo:border="0.0069in solid #9CC2E5" style:writing-mode="lr-tb" fo:padding-top="0in" fo:padding-left="0.075in" fo:padding-bottom="0in" fo:padding-right="0.075in"/>
    </style:style>
    <style:style style:name="P81" style:parent-style-name="Normal" style:family="paragraph">
      <style:paragraph-properties fo:margin-bottom="0in" fo:line-height="100%"/>
    </style:style>
    <style:style style:name="TableCell82" style:family="table-cell">
      <style:table-cell-properties fo:border="0.0069in solid #9CC2E5" style:writing-mode="lr-tb" fo:padding-top="0in" fo:padding-left="0.075in" fo:padding-bottom="0in" fo:padding-right="0.075in"/>
    </style:style>
    <style:style style:name="P83" style:parent-style-name="Normal" style:family="paragraph">
      <style:paragraph-properties fo:margin-bottom="0in" fo:line-height="100%"/>
    </style:style>
    <style:style style:name="TableRow84" style:family="table-row">
      <style:table-row-properties/>
    </style:style>
    <style:style style:name="TableCell85" style:family="table-cell">
      <style:table-cell-properties fo:border="0.0069in solid #9CC2E5" style:writing-mode="lr-tb" fo:padding-top="0in" fo:padding-left="0.075in" fo:padding-bottom="0in" fo:padding-right="0.075in"/>
    </style:style>
    <style:style style:name="P86" style:parent-style-name="Normal" style:family="paragraph">
      <style:paragraph-properties fo:margin-bottom="0in" fo:line-height="100%"/>
      <style:text-properties fo:font-weight="bold" style:font-weight-asian="bold" style:font-weight-complex="bold"/>
    </style:style>
    <style:style style:name="TableCell87" style:family="table-cell">
      <style:table-cell-properties fo:border="0.0069in solid #9CC2E5" style:writing-mode="lr-tb" fo:padding-top="0in" fo:padding-left="0.075in" fo:padding-bottom="0in" fo:padding-right="0.075in"/>
    </style:style>
    <style:style style:name="P88" style:parent-style-name="Normal" style:family="paragraph">
      <style:paragraph-properties fo:margin-bottom="0in" fo:line-height="100%"/>
    </style:style>
    <style:style style:name="TableCell89" style:family="table-cell">
      <style:table-cell-properties fo:border="0.0069in solid #9CC2E5" style:writing-mode="lr-tb" fo:padding-top="0in" fo:padding-left="0.075in" fo:padding-bottom="0in" fo:padding-right="0.075in"/>
    </style:style>
    <style:style style:name="P90" style:parent-style-name="Normal" style:family="paragraph">
      <style:paragraph-properties fo:margin-bottom="0in" fo:line-height="100%"/>
    </style:style>
    <style:style style:name="TableCell91" style:family="table-cell">
      <style:table-cell-properties fo:border="0.0069in solid #9CC2E5" style:writing-mode="lr-tb" fo:padding-top="0in" fo:padding-left="0.075in" fo:padding-bottom="0in" fo:padding-right="0.075in"/>
    </style:style>
    <style:style style:name="P92" style:parent-style-name="Normal" style:family="paragraph">
      <style:paragraph-properties fo:margin-bottom="0in" fo:line-height="100%"/>
    </style:style>
    <style:style style:name="P93" style:parent-style-name="Heading1" style:family="paragraph"/>
    <style:style style:name="T94" style:parent-style-name="DefaultParagraphFont" style:family="text">
      <style:text-properties style:font-name-complex="Calibri" fo:color="#000000"/>
    </style:style>
    <style:style style:name="P95" style:parent-style-name="Heading1" style:family="paragraph"/>
    <style:style style:name="P96" style:parent-style-name="Heading2" style:family="paragraph"/>
    <style:style style:name="P97" style:parent-style-name="Heading2" style:family="paragraph"/>
    <style:style style:name="P98" style:parent-style-name="Heading2" style:family="paragraph"/>
    <style:style style:name="P99" style:parent-style-name="Heading2" style:family="paragraph"/>
    <style:style style:name="P100" style:parent-style-name="Heading2" style:family="paragraph"/>
    <style:style style:name="P101" style:parent-style-name="Heading2" style:family="paragraph"/>
    <style:style style:name="P102" style:parent-style-name="Heading2" style:family="paragraph"/>
    <style:style style:name="P103" style:parent-style-name="Heading1" style:family="paragraph"/>
    <style:style style:name="P104" style:parent-style-name="Normal" style:family="paragraph">
      <style:text-properties style:font-name="Calibri Light" style:font-name-asian="Yu Gothic Light" style:font-name-complex="Times New Roman" fo:color="#2F5496" fo:font-size="13pt" style:font-size-asian="13pt" style:font-size-complex="13pt"/>
    </style:style>
    <style:style style:name="P105" style:parent-style-name="Normal" style:family="paragraph">
      <style:paragraph-properties fo:margin-bottom="0in"/>
      <style:text-properties style:font-name-asian="Yu Mincho" fo:color="#000000"/>
    </style:style>
    <style:style style:name="P106" style:parent-style-name="Normal" style:family="paragraph">
      <style:paragraph-properties fo:margin-bottom="0in"/>
      <style:text-properties style:font-name-asian="Yu Mincho" fo:color="#000000"/>
    </style:style>
    <style:style style:name="T107" style:parent-style-name="DefaultParagraphFont" style:family="text">
      <style:text-properties style:font-name="Calibri Light" style:font-name-asian="Yu Gothic Light" style:font-name-complex="Times New Roman" fo:color="#2F5496" fo:font-size="13pt" style:font-size-asian="13pt" style:font-size-complex="13pt"/>
    </style:style>
    <style:style style:name="P108" style:parent-style-name="ListParagraph" style:family="paragraph">
      <style:text-properties style:font-name-asian="Yu Mincho" fo:color="#000000"/>
    </style:style>
    <style:style style:name="P109" style:parent-style-name="ListParagraph" style:family="paragraph">
      <style:text-properties style:font-name-asian="Yu Mincho" fo:color="#000000"/>
    </style:style>
    <style:style style:name="P110" style:parent-style-name="Normal" style:family="paragraph">
      <style:text-properties style:font-name="Calibri Light" style:font-name-asian="Yu Gothic Light" style:font-name-complex="Times New Roman" fo:color="#2F5496" fo:font-size="13pt" style:font-size-asian="13pt" style:font-size-complex="13pt"/>
    </style:style>
    <style:style style:name="P111" style:parent-style-name="Normal" style:family="paragraph">
      <style:text-properties style:font-name-asian="Yu Mincho" fo:color="#000000"/>
    </style:style>
    <style:style style:name="P112" style:parent-style-name="Normal" style:family="paragraph">
      <style:text-properties style:font-name-asian="Yu Mincho" fo:color="#000000"/>
    </style:style>
    <style:style style:name="P113" style:parent-style-name="Normal" style:family="paragraph">
      <style:text-properties style:font-name="Calibri Light" style:font-name-asian="Yu Gothic Light" style:font-name-complex="Times New Roman" fo:color="#2F5496" fo:font-size="13pt" style:font-size-asian="13pt" style:font-size-complex="13pt"/>
    </style:style>
    <style:style style:name="P114" style:parent-style-name="Normal" style:family="paragraph">
      <style:text-properties style:font-name="Calibri Light" style:font-name-asian="Yu Gothic Light" style:font-name-complex="Times New Roman" fo:color="#2F5496" fo:font-size="13pt" style:font-size-asian="13pt" style:font-size-complex="13pt"/>
    </style:style>
    <style:style style:name="P115" style:parent-style-name="Normal" style:family="paragraph">
      <style:paragraph-properties fo:margin-bottom="0in"/>
      <style:text-properties style:font-name-asian="Yu Mincho" fo:color="#000000"/>
    </style:style>
    <style:style style:name="P116" style:parent-style-name="Normal" style:family="paragraph">
      <style:paragraph-properties fo:margin-bottom="0in"/>
      <style:text-properties style:font-name-asian="Yu Mincho" fo:color="#000000"/>
    </style:style>
    <style:style style:name="P117" style:parent-style-name="Normal" style:family="paragraph">
      <style:text-properties style:font-name="Calibri Light" style:font-name-asian="Yu Gothic Light" style:font-name-complex="Times New Roman" fo:color="#2F5496" fo:font-size="13pt" style:font-size-asian="13pt" style:font-size-complex="13pt"/>
    </style:style>
    <style:style style:name="P118" style:parent-style-name="ListParagraph" style:family="paragraph">
      <style:text-properties style:font-name-asian="Yu Mincho" fo:color="#000000"/>
    </style:style>
    <style:style style:name="P119" style:parent-style-name="ListParagraph" style:family="paragraph">
      <style:text-properties style:font-name-asian="Yu Mincho" fo:color="#000000"/>
    </style:style>
    <style:style style:name="P120" style:parent-style-name="ListParagraph" style:family="paragraph">
      <style:text-properties style:font-name-asian="Yu Mincho" fo:color="#000000"/>
    </style:style>
    <style:style style:name="P121" style:parent-style-name="ListParagraph" style:family="paragraph">
      <style:text-properties style:font-name-asian="Yu Mincho" fo:color="#000000"/>
    </style:style>
    <style:style style:name="P122" style:parent-style-name="Normal" style:family="paragraph">
      <style:text-properties style:font-name="Calibri Light" style:font-name-asian="Yu Gothic Light" style:font-name-complex="Times New Roman" fo:color="#2F5496" fo:font-size="13pt" style:font-size-asian="13pt" style:font-size-complex="13pt"/>
    </style:style>
    <style:style style:name="P123" style:parent-style-name="Normal" style:family="paragraph">
      <style:text-properties style:font-name-asian="Yu Mincho" fo:color="#000000"/>
    </style:style>
    <style:style style:name="P124" style:parent-style-name="Normal" style:family="paragraph">
      <style:text-properties style:font-name-asian="Yu Mincho" fo:color="#000000"/>
    </style:style>
    <style:style style:name="P125" style:parent-style-name="Normal" style:family="paragraph">
      <style:text-properties style:font-name-asian="Yu Mincho" fo:color="#000000"/>
    </style:style>
    <style:style style:name="P126" style:parent-style-name="Normal" style:family="paragraph">
      <style:text-properties style:font-name-asian="Yu Mincho" fo:color="#000000"/>
    </style:style>
    <style:style style:name="P127" style:parent-style-name="Normal" style:family="paragraph">
      <style:text-properties style:font-name="Calibri Light" style:font-name-asian="Yu Gothic Light" style:font-name-complex="Times New Roman" fo:color="#2F5496" fo:font-size="13pt" style:font-size-asian="13pt" style:font-size-complex="13pt"/>
    </style:style>
    <style:style style:name="P128" style:parent-style-name="Normal" style:family="paragraph">
      <style:text-properties style:font-name="Calibri Light" style:font-name-asian="Yu Gothic Light" style:font-name-complex="Times New Roman" fo:color="#2F5496" fo:font-size="13pt" style:font-size-asian="13pt" style:font-size-complex="13pt"/>
    </style:style>
    <style:style style:name="P129" style:parent-style-name="Normal" style:family="paragraph">
      <style:paragraph-properties fo:margin-bottom="0in"/>
      <style:text-properties style:font-name-asian="Yu Mincho" fo:color="#000000"/>
    </style:style>
    <style:style style:name="P130" style:parent-style-name="Normal" style:family="paragraph">
      <style:paragraph-properties fo:margin-bottom="0in"/>
      <style:text-properties style:font-name-asian="Yu Mincho" fo:color="#000000"/>
    </style:style>
    <style:style style:name="P131" style:parent-style-name="Normal" style:family="paragraph">
      <style:text-properties style:font-name="Calibri Light" style:font-name-asian="Yu Gothic Light" style:font-name-complex="Times New Roman" fo:color="#2F5496" fo:font-size="13pt" style:font-size-asian="13pt" style:font-size-complex="13pt"/>
    </style:style>
    <style:style style:name="P132" style:parent-style-name="ListParagraph" style:family="paragraph">
      <style:text-properties style:font-name-asian="Yu Mincho" fo:color="#000000"/>
    </style:style>
    <style:style style:name="P133" style:parent-style-name="ListParagraph" style:family="paragraph">
      <style:text-properties style:font-name-asian="Yu Mincho" fo:color="#000000"/>
    </style:style>
    <style:style style:name="P134" style:parent-style-name="ListParagraph" style:family="paragraph">
      <style:text-properties style:font-name-asian="Yu Mincho" fo:color="#000000"/>
    </style:style>
    <style:style style:name="P135" style:parent-style-name="ListParagraph" style:family="paragraph">
      <style:text-properties style:font-name-asian="Yu Mincho" fo:color="#000000"/>
    </style:style>
    <style:style style:name="P136" style:parent-style-name="Normal" style:family="paragraph">
      <style:text-properties style:font-name="Calibri Light" style:font-name-asian="Yu Gothic Light" style:font-name-complex="Times New Roman" fo:color="#2F5496" fo:font-size="13pt" style:font-size-asian="13pt" style:font-size-complex="13pt"/>
    </style:style>
    <style:style style:name="P137" style:parent-style-name="Normal" style:family="paragraph">
      <style:text-properties style:font-name-asian="Yu Mincho" fo:color="#000000"/>
    </style:style>
    <style:style style:name="P138" style:parent-style-name="Normal" style:family="paragraph">
      <style:text-properties style:font-name-asian="Yu Mincho" fo:color="#000000"/>
    </style:style>
    <style:style style:name="P139" style:parent-style-name="Normal" style:family="paragraph">
      <style:text-properties style:font-name-asian="Yu Mincho" fo:color="#000000"/>
    </style:style>
    <style:style style:name="P140" style:parent-style-name="Normal" style:family="paragraph">
      <style:text-properties style:font-name-asian="Yu Mincho" fo:color="#000000"/>
    </style:style>
    <style:style style:name="P141" style:parent-style-name="Normal" style:family="paragraph">
      <style:text-properties style:font-name="Calibri Light" style:font-name-asian="Yu Gothic Light" style:font-name-complex="Times New Roman" fo:color="#2F5496" fo:font-size="13pt" style:font-size-asian="13pt" style:font-size-complex="13pt"/>
    </style:style>
    <style:style style:name="P142" style:parent-style-name="Normal" style:family="paragraph">
      <style:text-properties style:font-name="Calibri Light" style:font-name-asian="Yu Gothic Light" style:font-name-complex="Times New Roman" fo:color="#2F5496" fo:font-size="13pt" style:font-size-asian="13pt" style:font-size-complex="13pt"/>
    </style:style>
    <style:style style:name="P143" style:parent-style-name="Normal" style:family="paragraph">
      <style:paragraph-properties fo:margin-bottom="0in"/>
      <style:text-properties style:font-name-asian="Yu Mincho" fo:color="#000000"/>
    </style:style>
    <style:style style:name="P144" style:parent-style-name="Normal" style:family="paragraph">
      <style:paragraph-properties fo:margin-bottom="0in"/>
      <style:text-properties style:font-name-asian="Yu Mincho" fo:color="#000000"/>
    </style:style>
    <style:style style:name="P145" style:parent-style-name="Normal" style:family="paragraph">
      <style:text-properties style:font-name="Calibri Light" style:font-name-asian="Yu Gothic Light" style:font-name-complex="Times New Roman" fo:color="#2F5496" fo:font-size="13pt" style:font-size-asian="13pt" style:font-size-complex="13pt"/>
    </style:style>
    <style:style style:name="P146" style:parent-style-name="ListParagraph" style:family="paragraph">
      <style:text-properties style:font-name-asian="Yu Mincho" fo:color="#000000"/>
    </style:style>
    <style:style style:name="P147" style:parent-style-name="ListParagraph" style:family="paragraph">
      <style:text-properties style:font-name-asian="Yu Mincho" fo:color="#000000"/>
    </style:style>
    <style:style style:name="P148" style:parent-style-name="ListParagraph" style:family="paragraph">
      <style:text-properties style:font-name-asian="Yu Mincho" fo:color="#000000"/>
    </style:style>
    <style:style style:name="P149" style:parent-style-name="ListParagraph" style:family="paragraph">
      <style:text-properties style:font-name-asian="Yu Mincho" fo:color="#000000"/>
    </style:style>
    <style:style style:name="P150" style:parent-style-name="ListParagraph" style:family="paragraph">
      <style:text-properties style:font-name-asian="Yu Mincho" fo:color="#000000"/>
    </style:style>
    <style:style style:name="P151" style:parent-style-name="ListParagraph" style:family="paragraph"/>
    <style:style style:name="T152" style:parent-style-name="DefaultParagraphFont" style:family="text">
      <style:text-properties style:font-name-asian="Yu Mincho" fo:color="#000000"/>
    </style:style>
    <style:style style:name="P153" style:parent-style-name="Normal" style:family="paragraph">
      <style:text-properties style:font-name="Calibri Light" style:font-name-asian="Yu Gothic Light" style:font-name-complex="Times New Roman" fo:color="#2F5496" fo:font-size="13pt" style:font-size-asian="13pt" style:font-size-complex="13pt"/>
    </style:style>
    <style:style style:name="P154" style:parent-style-name="Normal" style:family="paragraph">
      <style:text-properties style:font-name-asian="Yu Mincho" fo:color="#000000"/>
    </style:style>
    <style:style style:name="P155" style:parent-style-name="Normal" style:family="paragraph">
      <style:text-properties style:font-name-asian="Yu Mincho" fo:color="#000000"/>
    </style:style>
    <style:style style:name="P156" style:parent-style-name="Normal" style:family="paragraph">
      <style:text-properties style:font-name-asian="Yu Mincho" fo:color="#000000"/>
    </style:style>
    <style:style style:name="P157" style:parent-style-name="Normal" style:family="paragraph">
      <style:text-properties style:font-name-asian="Yu Mincho" fo:color="#000000"/>
    </style:style>
    <style:style style:name="P158" style:parent-style-name="Normal" style:family="paragraph">
      <style:text-properties style:font-name-asian="Yu Mincho" fo:color="#000000"/>
    </style:style>
    <style:style style:name="P159" style:parent-style-name="Normal" style:family="paragraph">
      <style:text-properties style:font-name-asian="Yu Mincho" fo:color="#000000"/>
    </style:style>
    <style:style style:name="P160" style:parent-style-name="Heading1" style:family="paragraph"/>
    <style:style style:name="P161" style:parent-style-name="Heading2" style:family="paragraph"/>
    <style:style style:name="P162" style:parent-style-name="Heading2" style:family="paragraph"/>
    <style:style style:name="P163" style:parent-style-name="Heading2" style:family="paragraph"/>
    <style:style style:name="P164" style:parent-style-name="Heading2" style:family="paragraph"/>
    <style:style style:name="P165" style:parent-style-name="Heading1" style:family="paragraph"/>
    <style:style style:name="P166" style:parent-style-name="Heading2" style:family="paragraph"/>
    <style:style style:name="P167" style:parent-style-name="Heading2" style:family="paragraph"/>
    <style:style style:name="P168" style:parent-style-name="Heading2" style:family="paragraph"/>
    <style:style style:name="P169" style:parent-style-name="Heading2" style:family="paragraph"/>
    <style:style style:name="P170" style:parent-style-name="Heading2" style:family="paragraph"/>
    <style:style style:family="graphic" style:name="a10">
      <style:graphic-properties draw:fill="solid" draw:fill-color="#8497b0" draw:opacity="100%" draw:stroke="none"/>
    </style:style>
    <style:style style:family="graphic" style:name="a11">
      <style:graphic-properties style:wrap="run-through" style:run-through="background" style:horizontal-rel="page-content" style:vertical-rel="page-content" style:horizontal-pos="center" style:vertical-pos="middle"/>
    </style:style>
    <style:style style:family="graphic" style:name="a1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graphic-properties draw:fill="none" draw:stroke="solid" svg:stroke-width="0.00694in" svg:stroke-color="#4472c4" svg:stroke-opacity="100%" draw:stroke-linejoin="miter" svg:stroke-linecap="butt"/>
    </style:style>
    <style:style style:family="graphic" style:name="a1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5">
      <style:graphic-properties style:wrap="run-through" style:run-through="foreground" style:horizontal-rel="page-content" style:vertical-rel="paragraph" style:horizontal-pos="right" style:vertical-pos="from-top"/>
    </style:style>
    <style:style style:family="graphic" style:name="a1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ge-content" style:horizontal-pos="right" style:vertical-pos="from-top" draw:auto-grow-width="false" draw:auto-grow-height="true"/>
      <style:paragraph-properties style:font-independent-line-spacing="true" style:writing-mode="lr-tb"/>
    </style:style>
    <style:style style:family="graphic" style:name="a0">
      <style:graphic-properties draw:fill="none" draw:stroke="solid" svg:stroke-width="0.01042in" svg:stroke-color="#4472c4" svg:stroke-opacity="100%" draw:stroke-linejoin="round" svg:stroke-linecap="butt"/>
    </style:style>
    <style:style style:family="graphic" style:name="a1">
      <style:graphic-properties draw:fill="none" draw:stroke="solid" svg:stroke-width="0.01042in" svg:stroke-color="#4472c4" svg:stroke-opacity="100%" draw:stroke-linejoin="round" svg:stroke-linecap="butt"/>
    </style:style>
    <style:style style:family="graphic" style:name="a2">
      <style:graphic-properties draw:fill="none" draw:stroke="solid" svg:stroke-width="0.01042in" svg:stroke-color="#4472c4" svg:stroke-opacity="100%" draw:stroke-linejoin="round" svg:stroke-linecap="butt"/>
    </style:style>
    <style:style style:family="graphic" style:name="a3">
      <style:graphic-properties draw:fill="none" draw:stroke="solid" svg:stroke-width="0.01042in" svg:stroke-color="#4472c4" svg:stroke-opacity="100%" draw:stroke-linejoin="round" svg:stroke-linecap="butt"/>
    </style:style>
    <style:style style:family="graphic" style:name="a4">
      <style:graphic-properties draw:fill="none" draw:stroke="solid" svg:stroke-width="0.01042in" svg:stroke-color="#4472c4" svg:stroke-opacity="100%" draw:stroke-linejoin="round" svg:stroke-linecap="butt"/>
    </style:style>
    <style:style style:family="graphic" style:name="a5">
      <style:graphic-properties style:wrap="run-through" style:run-through="background" style:horizontal-rel="page-content" style:vertical-rel="page-content" style:horizontal-pos="center" style:vertical-pos="middle"/>
    </style:style>
    <style:style style:family="graphic" style:name="a6">
      <style:graphic-properties draw:fill="solid" draw:fill-color="#8497b0" draw:opacity="100%" draw:stroke="none"/>
    </style:style>
    <style:style style:family="graphic" style:name="a7">
      <style:graphic-properties draw:fill="solid" draw:fill-color="#8497b0" draw:opacity="100%" draw:stroke="none"/>
    </style:style>
    <style:style style:family="graphic" style:name="a8">
      <style:graphic-properties draw:fill="solid" draw:fill-color="#8497b0" draw:opacity="100%" draw:stroke="none"/>
    </style:style>
    <style:style style:family="graphic" style:name="a9">
      <style:graphic-properties draw:fill="solid" draw:fill-color="#8497b0" draw:opacity="100%" draw:stroke="none"/>
    </style:style>
  </office:automatic-styles>
  <office:body>
    <office:text text:use-soft-page-breaks="true">
      <text:p text:style-name="P1"/>
      <text:p text:style-name="Normal"><draw:g draw:z-index="251658242" draw:name="Group 1544619906" draw:id="id5" draw:style-name="a5" text:anchor-type="paragraph"><svg:title/><svg:desc/><draw:custom-shape svg:x="2.06912in" svg:y="0in" svg:width="3.89546in" svg:height="3.90541in" draw:id="id0" draw:style-name="a0" draw:name="Freeform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6350 * ?f8"/><draw:equation draw:name="f12" draw:formula="2835275 * ?f7"/><draw:equation draw:name="f13" draw:formula="0 * ?f8"/><draw:equation draw:name="f14" draw:formula="2828925 * ?f7"/><draw:equation draw:name="f15" draw:formula="2819400 * ?f8"/><draw:equation draw:name="f16" draw:formula="0 * ?f7"/><draw:equation draw:name="f17" draw:formula="2827338 * ?f8"/><draw:equation draw:name="f18" draw:formula="7938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1.0783in" svg:y="0.3127in" svg:width="4.88628in" svg:height="4.88504in" draw:id="id1" draw:style-name="a1" draw:name="Freeform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7938 * ?f4"/><draw:equation draw:name="f7" draw:formula="3546475 * ?f4"/><draw:equation draw:name="f8" draw:formula="0 * ?f4"/><draw:equation draw:name="f9" draw:formula="3538538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1.15923in" svg:y="0.15088in" svg:width="4.80535in" svg:height="4.80413in" draw:id="id2" draw:style-name="a2" draw:name="Freeform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14288 * ?f6"/><draw:equation draw:name="f9" draw:formula="3487738 * ?f6"/><draw:equation draw:name="f10" draw:formula="0 * ?f6"/><draw:equation draw:name="f11" draw:formula="3481388 * ?f6"/><draw:equation draw:name="f12" draw:formula="3473450 * ?f6"/><draw:equation draw:name="f13" draw:formula="15875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1.67542in" svg:y="0.68662in" svg:width="4.28916in" svg:height="4.29901in" draw:id="id3" draw:style-name="a3" draw:name="Freeform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14288 * ?f7"/><draw:equation draw:name="f11" draw:formula="3121025 * ?f6"/><draw:equation draw:name="f12" draw:formula="0 * ?f7"/><draw:equation draw:name="f13" draw:formula="3106738 * ?f6"/><draw:equation draw:name="f14" draw:formula="3098800 * ?f7"/><draw:equation draw:name="f15" draw:formula="0 * ?f6"/><draw:equation draw:name="f16" draw:formula="3113088 * ?f7"/><draw:equation draw:name="f17" draw:formula="14288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0in" svg:y="0.21211in" svg:width="5.96458in" svg:height="5.974in" draw:id="id4" draw:style-name="a4" draw:name="Freeform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4337050 * ?f6"/><draw:equation draw:name="f12" draw:formula="4330700 * ?f6"/><draw:equation draw:name="f13" draw:formula="4321175 * ?f7"/><draw:equation draw:name="f14" draw:formula="0 * ?f6"/><draw:equation draw:name="f15" draw:formula="4329113 * ?f7"/><draw:equation draw:name="f16" draw:formula="7938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draw:g draw:z-index="251658240" draw:name="Group 843403800" draw:id="id11" draw:style-name="a11" text:anchor-type="paragraph"><svg:title/><svg:desc/><draw:custom-shape svg:x="2.08165in" svg:y="0in" svg:width="3.91905in" svg:height="3.9304in" draw:id="id6" draw:style-name="a6" draw:name="Freeform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1.08483in" svg:y="0.3147in" svg:width="4.91586in" svg:height="4.9163in" draw:id="id7" draw:style-name="a7" draw:name="Freeform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1.16625in" svg:y="0.15185in" svg:width="4.83444in" svg:height="4.83487in" draw:id="id8" draw:style-name="a8" draw:name="Freeform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1.68556in" svg:y="0.69101in" svg:width="4.31513in" svg:height="4.32652in" draw:id="id9" draw:style-name="a9" draw:name="Freeform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0in" svg:y="0.21347in" svg:width="6.00069in" svg:height="6.01223in" draw:id="id10" draw:style-name="a10" draw:name="Freeform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draw:g draw:z-index="251658243" draw:name="Group 1341426481" draw:id="id15" draw:style-name="a15" text:anchor-type="paragraph"><svg:title/><svg:desc/><draw:frame draw:id="id12" draw:style-name="a12" draw:name="Text Box 3" svg:x="0in" svg:y="6.21155in" svg:width="1.40625in" svg:height="0.56111in" style:rel-width="scale" style:rel-height="scale"><draw:text-box><text:p text:style-name="P3"><text:span text:style-name="T4">Prepared by:</text:span></text:p></draw:text-box><svg:title/><svg:desc/></draw:frame><draw:custom-shape svg:x="0.8125in" svg:y="6.77405in" svg:width="0.40625in" svg:height="1.03125in" draw:id="id13" draw:style-name="a13" draw:name="Left Brace 4"><svg:title/><svg:desc/><draw:enhanced-geometry draw:path-stretchpoint-x="21600" draw:path-stretchpoint-y="21600" draw:type="non-primitive" svg:viewBox="0 0 21600 21600" draw:enhanced-path="S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Z N F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N" draw:text-areas="?f46 ?f47 ?f20 ?f49" draw:glue-points="?f20 ?f10 ?f10 ?f29 ?f20 ?f21" draw:glue-point-leaving-directions="-180, -270, -360" draw:modifiers="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8250"/><draw:equation draw:name="f13" draw:formula="50000"/><draw:equation draw:name="f14" draw:formula="2700000 + ?f1"/><draw:equation draw:name="f15" draw:formula="?f7 / 21600"/><draw:equation draw:name="f16" draw:formula="?f6 / 21600"/><draw:equation draw:name="f17" draw:formula="21600 * ?f7"/><draw:equation draw:name="f18" draw:formula="21600 * ?f6"/><draw:equation draw:name="f19" draw:formula="min(?f16, ?f15)"/><draw:equation draw:name="f20" draw:formula="?f17 / ?f8"/><draw:equation draw:name="f21" draw:formula="?f18 / ?f8"/><draw:equation draw:name="f22" draw:formula="?f21 - ?f10"/><draw:equation draw:name="f23" draw:formula="?f20 - ?f10"/><draw:equation draw:name="f24" draw:formula="?f23 / 2"/><draw:equation draw:name="f25" draw:formula="min(?f23, ?f22)"/><draw:equation draw:name="f26" draw:formula="?f22 * ?f13"/><draw:equation draw:name="f27" draw:formula="?f10 + ?f24"/><draw:equation draw:name="f28" draw:formula="?f25 * ?f12"/><draw:equation draw:name="f29" draw:formula="?f26 / 100000"/><draw:equation draw:name="f30" draw:formula="?f14 - ?f1"/><draw:equation draw:name="f31" draw:formula="?f24 * ?f19"/><draw:equation draw:name="f32" draw:formula="?f28 / 100000"/><draw:equation draw:name="f33" draw:formula="?f30 + ?f1"/><draw:equation draw:name="f34" draw:formula="?f33 * ?f9 / ?f0"/><draw:equation draw:name="f35" draw:formula="0 - ?f34"/><draw:equation draw:name="f36" draw:formula="sin(?f35)"/><draw:equation draw:name="f37" draw:formula="0 - ?f36"/><draw:equation draw:name="f38" draw:formula="?f37"/><draw:equation draw:name="f39" draw:formula="cos(?f35)"/><draw:equation draw:name="f40" draw:formula="0 - ?f39"/><draw:equation draw:name="f41" draw:formula="?f40"/><draw:equation draw:name="f42" draw:formula="?f29 + ?f32"/><draw:equation draw:name="f43" draw:formula="?f32 * ?f19"/><draw:equation draw:name="f44" draw:formula="?f38 * ?f24"/><draw:equation draw:name="f45" draw:formula="?f41 * ?f32"/><draw:equation draw:name="f46" draw:formula="?f20 - ?f44"/><draw:equation draw:name="f47" draw:formula="?f32 - ?f45"/><draw:equation draw:name="f48" draw:formula="?f21 + ?f45"/><draw:equation draw:name="f49" draw:formula="?f48 - ?f32"/><draw:equation draw:name="f50" draw:formula="21550000 - ?f1"/><draw:equation draw:name="f51" draw:formula="if(?f50, ?f1, 21550000)"/><draw:equation draw:name="f52" draw:formula="-21550000 - ?f51"/><draw:equation draw:name="f53" draw:formula="if(?f52, -21550000, ?f51)"/><draw:equation draw:name="f54" draw:formula="?f1 + ?f53"/><draw:equation draw:name="f55" draw:formula="?f1 + ?f1"/><draw:equation draw:name="f56" draw:formula="?f55 * ?f9 / ?f0"/><draw:equation draw:name="f57" draw:formula="0 - ?f56"/><draw:equation draw:name="f58" draw:formula="cos(?f57)"/><draw:equation draw:name="f59" draw:formula="0 - ?f58"/><draw:equation draw:name="f60" draw:formula="?f59 * ?f31"/><draw:equation draw:name="f61" draw:formula="sin(?f57)"/><draw:equation draw:name="f62" draw:formula="0 - ?f61"/><draw:equation draw:name="f63" draw:formula="?f62 * ?f43"/><draw:equation draw:name="f64" draw:formula="sqrt(?f60 * ?f60 + ?f63 * ?f63 + 0 * 0)"/><draw:equation draw:name="f65" draw:formula="?f31 * ?f43 / ?f64"/><draw:equation draw:name="f66" draw:formula="?f62 * ?f65"/><draw:equation draw:name="f67" draw:formula="?f20 - ?f66"/><draw:equation draw:name="f68" draw:formula="?f59 * ?f65"/><draw:equation draw:name="f69" draw:formula="?f21 - ?f68"/><draw:equation draw:name="f70" draw:formula="?f67 - ?f31"/><draw:equation draw:name="f71" draw:formula="?f69 - ?f43"/><draw:equation draw:name="f72" draw:formula="?f67 + ?f31"/><draw:equation draw:name="f73" draw:formula="?f69 + ?f43"/><draw:equation draw:name="f74" draw:formula="?f54 + ?f1"/><draw:equation draw:name="f75" draw:formula="?f74 * ?f9 / ?f0"/><draw:equation draw:name="f76" draw:formula="0 - ?f75"/><draw:equation draw:name="f77" draw:formula="cos(?f76)"/><draw:equation draw:name="f78" draw:formula="0 - ?f77"/><draw:equation draw:name="f79" draw:formula="?f78 * ?f31"/><draw:equation draw:name="f80" draw:formula="sin(?f76)"/><draw:equation draw:name="f81" draw:formula="0 - ?f80"/><draw:equation draw:name="f82" draw:formula="?f81 * ?f43"/><draw:equation draw:name="f83" draw:formula="sqrt(?f79 * ?f79 + ?f82 * ?f82 + 0 * 0)"/><draw:equation draw:name="f84" draw:formula="?f31 * ?f43 / ?f83"/><draw:equation draw:name="f85" draw:formula="?f81 * ?f84"/><draw:equation draw:name="f86" draw:formula="?f67 + ?f85"/><draw:equation draw:name="f87" draw:formula="?f78 * ?f84"/><draw:equation draw:name="f88" draw:formula="?f69 + ?f87"/><draw:equation draw:name="f89" draw:formula="if(?f53, ?f20, ?f70)"/><draw:equation draw:name="f90" draw:formula="if(?f53, ?f21, ?f71)"/><draw:equation draw:name="f91" draw:formula="if(?f53, ?f20, ?f72)"/><draw:equation draw:name="f92" draw:formula="if(?f53, ?f21, ?f73)"/><draw:equation draw:name="f93" draw:formula="if(?f53, ?f70, ?f86)"/><draw:equation draw:name="f94" draw:formula="if(?f53, ?f71, ?f88)"/><draw:equation draw:name="f95" draw:formula="if(?f53, ?f72, ?f86)"/><draw:equation draw:name="f96" draw:formula="if(?f53, ?f73, ?f88)"/><draw:equation draw:name="f97" draw:formula="21550000 - ?f11"/><draw:equation draw:name="f98" draw:formula="if(?f97, ?f11, 21550000)"/><draw:equation draw:name="f99" draw:formula="-21550000 - ?f98"/><draw:equation draw:name="f100" draw:formula="if(?f99, -21550000, ?f98)"/><draw:equation draw:name="f101" draw:formula="?f10 + ?f100"/><draw:equation draw:name="f102" draw:formula="?f10 + ?f1"/><draw:equation draw:name="f103" draw:formula="?f102 * ?f9 / ?f0"/><draw:equation draw:name="f104" draw:formula="0 - ?f103"/><draw:equation draw:name="f105" draw:formula="cos(?f104)"/><draw:equation draw:name="f106" draw:formula="0 - ?f105"/><draw:equation draw:name="f107" draw:formula="?f106 * ?f31"/><draw:equation draw:name="f108" draw:formula="sin(?f104)"/><draw:equation draw:name="f109" draw:formula="0 - ?f108"/><draw:equation draw:name="f110" draw:formula="?f109 * ?f43"/><draw:equation draw:name="f111" draw:formula="sqrt(?f107 * ?f107 + ?f110 * ?f110 + 0 * 0)"/><draw:equation draw:name="f112" draw:formula="?f31 * ?f43 / ?f111"/><draw:equation draw:name="f113" draw:formula="?f109 * ?f112"/><draw:equation draw:name="f114" draw:formula="?f27 - ?f113"/><draw:equation draw:name="f115" draw:formula="?f106 * ?f112"/><draw:equation draw:name="f116" draw:formula="?f42 - ?f115"/><draw:equation draw:name="f117" draw:formula="?f114 - ?f31"/><draw:equation draw:name="f118" draw:formula="?f116 - ?f43"/><draw:equation draw:name="f119" draw:formula="?f114 + ?f31"/><draw:equation draw:name="f120" draw:formula="?f116 + ?f43"/><draw:equation draw:name="f121" draw:formula="?f101 + ?f1"/><draw:equation draw:name="f122" draw:formula="?f121 * ?f9 / ?f0"/><draw:equation draw:name="f123" draw:formula="0 - ?f122"/><draw:equation draw:name="f124" draw:formula="cos(?f123)"/><draw:equation draw:name="f125" draw:formula="0 - ?f124"/><draw:equation draw:name="f126" draw:formula="?f125 * ?f31"/><draw:equation draw:name="f127" draw:formula="sin(?f123)"/><draw:equation draw:name="f128" draw:formula="0 - ?f127"/><draw:equation draw:name="f129" draw:formula="?f128 * ?f43"/><draw:equation draw:name="f130" draw:formula="sqrt(?f126 * ?f126 + ?f129 * ?f129 + 0 * 0)"/><draw:equation draw:name="f131" draw:formula="?f31 * ?f43 / ?f130"/><draw:equation draw:name="f132" draw:formula="?f128 * ?f131"/><draw:equation draw:name="f133" draw:formula="?f114 + ?f132"/><draw:equation draw:name="f134" draw:formula="?f125 * ?f131"/><draw:equation draw:name="f135" draw:formula="?f116 + ?f134"/><draw:equation draw:name="f136" draw:formula="if(?f100, ?f27, ?f117)"/><draw:equation draw:name="f137" draw:formula="if(?f100, ?f42, ?f118)"/><draw:equation draw:name="f138" draw:formula="if(?f100, ?f27, ?f119)"/><draw:equation draw:name="f139" draw:formula="if(?f100, ?f42, ?f120)"/><draw:equation draw:name="f140" draw:formula="if(?f100, ?f117, ?f133)"/><draw:equation draw:name="f141" draw:formula="if(?f100, ?f118, ?f135)"/><draw:equation draw:name="f142" draw:formula="if(?f100, ?f119, ?f133)"/><draw:equation draw:name="f143" draw:formula="if(?f100, ?f120, ?f135)"/><draw:equation draw:name="f144" draw:formula="?f1 + ?f100"/><draw:equation draw:name="f145" draw:formula="?f133 - ?f66"/><draw:equation draw:name="f146" draw:formula="?f135 - ?f68"/><draw:equation draw:name="f147" draw:formula="?f145 - ?f31"/><draw:equation draw:name="f148" draw:formula="?f146 - ?f43"/><draw:equation draw:name="f149" draw:formula="?f145 + ?f31"/><draw:equation draw:name="f150" draw:formula="?f146 + ?f43"/><draw:equation draw:name="f151" draw:formula="?f144 + ?f1"/><draw:equation draw:name="f152" draw:formula="?f151 * ?f9 / ?f0"/><draw:equation draw:name="f153" draw:formula="0 - ?f152"/><draw:equation draw:name="f154" draw:formula="cos(?f153)"/><draw:equation draw:name="f155" draw:formula="0 - ?f154"/><draw:equation draw:name="f156" draw:formula="?f155 * ?f31"/><draw:equation draw:name="f157" draw:formula="sin(?f153)"/><draw:equation draw:name="f158" draw:formula="0 - ?f157"/><draw:equation draw:name="f159" draw:formula="?f158 * ?f43"/><draw:equation draw:name="f160" draw:formula="sqrt(?f156 * ?f156 + ?f159 * ?f159 + 0 * 0)"/><draw:equation draw:name="f161" draw:formula="?f31 * ?f43 / ?f160"/><draw:equation draw:name="f162" draw:formula="?f158 * ?f161"/><draw:equation draw:name="f163" draw:formula="?f145 + ?f162"/><draw:equation draw:name="f164" draw:formula="?f155 * ?f161"/><draw:equation draw:name="f165" draw:formula="?f146 + ?f164"/><draw:equation draw:name="f166" draw:formula="if(?f100, ?f133, ?f147)"/><draw:equation draw:name="f167" draw:formula="if(?f100, ?f135, ?f148)"/><draw:equation draw:name="f168" draw:formula="if(?f100, ?f133, ?f149)"/><draw:equation draw:name="f169" draw:formula="if(?f100, ?f135, ?f150)"/><draw:equation draw:name="f170" draw:formula="if(?f100, ?f147, ?f163)"/><draw:equation draw:name="f171" draw:formula="if(?f100, ?f148, ?f165)"/><draw:equation draw:name="f172" draw:formula="if(?f100, ?f149, ?f163)"/><draw:equation draw:name="f173" draw:formula="if(?f100, ?f150, ?f165)"/><draw:equation draw:name="f174" draw:formula="?f0 + ?f53"/><draw:equation draw:name="f175" draw:formula="?f0 + ?f1"/><draw:equation draw:name="f176" draw:formula="?f175 * ?f9 / ?f0"/><draw:equation draw:name="f177" draw:formula="0 - ?f176"/><draw:equation draw:name="f178" draw:formula="cos(?f177)"/><draw:equation draw:name="f179" draw:formula="0 - ?f178"/><draw:equation draw:name="f180" draw:formula="?f179 * ?f31"/><draw:equation draw:name="f181" draw:formula="sin(?f177)"/><draw:equation draw:name="f182" draw:formula="0 - ?f181"/><draw:equation draw:name="f183" draw:formula="?f182 * ?f43"/><draw:equation draw:name="f184" draw:formula="sqrt(?f180 * ?f180 + ?f183 * ?f183 + 0 * 0)"/><draw:equation draw:name="f185" draw:formula="?f31 * ?f43 / ?f184"/><draw:equation draw:name="f186" draw:formula="?f182 * ?f185"/><draw:equation draw:name="f187" draw:formula="?f27 - ?f186"/><draw:equation draw:name="f188" draw:formula="?f179 * ?f185"/><draw:equation draw:name="f189" draw:formula="?f32 - ?f188"/><draw:equation draw:name="f190" draw:formula="?f187 - ?f31"/><draw:equation draw:name="f191" draw:formula="?f189 - ?f43"/><draw:equation draw:name="f192" draw:formula="?f187 + ?f31"/><draw:equation draw:name="f193" draw:formula="?f189 + ?f43"/><draw:equation draw:name="f194" draw:formula="?f174 + ?f1"/><draw:equation draw:name="f195" draw:formula="?f194 * ?f9 / ?f0"/><draw:equation draw:name="f196" draw:formula="0 - ?f195"/><draw:equation draw:name="f197" draw:formula="cos(?f196)"/><draw:equation draw:name="f198" draw:formula="0 - ?f197"/><draw:equation draw:name="f199" draw:formula="?f198 * ?f31"/><draw:equation draw:name="f200" draw:formula="sin(?f196)"/><draw:equation draw:name="f201" draw:formula="0 - ?f200"/><draw:equation draw:name="f202" draw:formula="?f201 * ?f43"/><draw:equation draw:name="f203" draw:formula="sqrt(?f199 * ?f199 + ?f202 * ?f202 + 0 * 0)"/><draw:equation draw:name="f204" draw:formula="?f31 * ?f43 / ?f203"/><draw:equation draw:name="f205" draw:formula="?f201 * ?f204"/><draw:equation draw:name="f206" draw:formula="?f187 + ?f205"/><draw:equation draw:name="f207" draw:formula="?f198 * ?f204"/><draw:equation draw:name="f208" draw:formula="?f189 + ?f207"/><draw:equation draw:name="f209" draw:formula="if(?f53, ?f27, ?f190)"/><draw:equation draw:name="f210" draw:formula="if(?f53, ?f32, ?f191)"/><draw:equation draw:name="f211" draw:formula="if(?f53, ?f27, ?f192)"/><draw:equation draw:name="f212" draw:formula="if(?f53, ?f32, ?f193)"/><draw:equation draw:name="f213" draw:formula="if(?f53, ?f190, ?f206)"/><draw:equation draw:name="f214" draw:formula="if(?f53, ?f191, ?f208)"/><draw:equation draw:name="f215" draw:formula="if(?f53, ?f192, ?f206)"/><draw:equation draw:name="f216" draw:formula="if(?f53, ?f193, ?f208)"/></draw:enhanced-geometry></draw:custom-shape><draw:frame draw:id="id14" draw:style-name="a14" draw:name="Text Box 5" svg:x="1.04167in" svg:y="6.79488in" svg:width="1.59375in" svg:height="0.98958in" style:rel-width="scale" style:rel-height="scale"><draw:text-box><text:p text:style-name="Normal"><text:span text:style-name="T5">Danko, Steven</text:span></text:p><text:p text:style-name="Normal"><text:span text:style-name="T6">Hillyer, Garrett</text:span></text:p><text:p text:style-name="Normal"><text:span text:style-name="T7">Wiles, Joshua</text:span></text:p></draw:text-box><svg:title/><svg:desc/></draw:frame></draw:g><draw:frame draw:z-index="251658241" draw:id="id16" draw:style-name="a16" draw:name="Text Box 2075658567" text:anchor-type="paragraph" svg:x="0in" svg:y="0.03125in" svg:width="6.50278in" svg:height="1.88542in" style:rel-width="scale" style:rel-height="scale"><draw:text-box><text:p text:style-name="NoSpacing"><text:span text:style-name="T8">Software Requirments Specification</text:span></text:p><text:p text:style-name="P9"><text:span text:style-name="T10">Univsersity Confrence Center System</text:span><text:s/></text:p><text:p text:style-name="P11">Version 0.01 · 31 October 2023</text:p></draw:text-box><svg:title/><svg:desc/></draw:frame><text:bookmark-start text:name="_Toc149508061"/><text:bookmark-start text:name="_Toc149508089"/><text:bookmark-start text:name="_Toc149508456"/><text:bookmark-start text:name="_Toc149516914"/></text:p>
      <text:p text:style-name="P12"><text:bookmark-end text:name="_Toc149508061"/><text:bookmark-end text:name="_Toc149508089"/><text:bookmark-end text:name="_Toc149508456"/><text:bookmark-end text:name="_Toc149516914"/></text:p>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3"><text:a xlink:href="#_Toc1241693153" office:target-frame-name="_top" xlink:show="replace"><text:span text:style-name="Hyperlink">Revision History</text:span><text:tab/><text:span text:style-name="Hyperlink">2</text:span></text:a></text:p>
          <text:p text:style-name="P14"><text:a xlink:href="#_Toc1152353032" office:target-frame-name="_top" xlink:show="replace"><text:span text:style-name="Hyperlink">1.</text:span><text:tab/><text:span text:style-name="Hyperlink">Introduction</text:span><text:tab/><text:span text:style-name="Hyperlink">2</text:span></text:a></text:p>
          <text:p text:style-name="P15"><text:a xlink:href="#_Toc1067146955" office:target-frame-name="_top" xlink:show="replace"><text:span text:style-name="Hyperlink">1.1 Purpose</text:span><text:tab/><text:span text:style-name="Hyperlink">2</text:span></text:a></text:p>
          <text:p text:style-name="P16"><text:a xlink:href="#_Toc2078860905" office:target-frame-name="_top" xlink:show="replace"><text:span text:style-name="Hyperlink">1.2 Document Conventions</text:span><text:tab/><text:span text:style-name="Hyperlink">2</text:span></text:a></text:p>
          <text:p text:style-name="P17"><text:a xlink:href="#_Toc556651404" office:target-frame-name="_top" xlink:show="replace"><text:span text:style-name="Hyperlink">1.3 Intended Audience and Reading Suggestions</text:span><text:tab/><text:span text:style-name="Hyperlink">2</text:span></text:a></text:p>
          <text:p text:style-name="P18"><text:a xlink:href="#_Toc110878519" office:target-frame-name="_top" xlink:show="replace"><text:span text:style-name="Hyperlink">1.4 Product Scope</text:span><text:tab/><text:span text:style-name="Hyperlink">2</text:span></text:a></text:p>
          <text:p text:style-name="P19"><text:a xlink:href="#_Toc820278049" office:target-frame-name="_top" xlink:show="replace"><text:span text:style-name="Hyperlink">1.5 References</text:span><text:tab/><text:span text:style-name="Hyperlink">2</text:span></text:a></text:p>
          <text:p text:style-name="P20"><text:a xlink:href="#_Toc1556220680" office:target-frame-name="_top" xlink:show="replace"><text:span text:style-name="Hyperlink">2.</text:span><text:tab/><text:span text:style-name="Hyperlink">Description</text:span><text:tab/><text:span text:style-name="Hyperlink">3</text:span></text:a></text:p>
          <text:p text:style-name="P21"><text:a xlink:href="#_Toc2051338813" office:target-frame-name="_top" xlink:show="replace"><text:span text:style-name="Hyperlink">2.1</text:span><text:tab/><text:span text:style-name="Hyperlink">Product Prospective</text:span><text:tab/><text:span text:style-name="Hyperlink">3</text:span></text:a></text:p>
          <text:p text:style-name="P22"><text:a xlink:href="#_Toc154312940" office:target-frame-name="_top" xlink:show="replace"><text:span text:style-name="Hyperlink">2.2</text:span><text:tab/><text:span text:style-name="Hyperlink">Product Features</text:span><text:tab/><text:span text:style-name="Hyperlink">3</text:span></text:a></text:p>
          <text:p text:style-name="P23"><text:a xlink:href="#_Toc131724031" office:target-frame-name="_top" xlink:show="replace"><text:span text:style-name="Hyperlink">2.3</text:span><text:tab/><text:span text:style-name="Hyperlink">User Classes and Characteristics</text:span><text:tab/><text:span text:style-name="Hyperlink">3</text:span></text:a></text:p>
          <text:p text:style-name="P24"><text:a xlink:href="#_Toc1398549817" office:target-frame-name="_top" xlink:show="replace"><text:span text:style-name="Hyperlink">2.4</text:span><text:tab/><text:span text:style-name="Hyperlink">Operating Environment</text:span><text:tab/><text:span text:style-name="Hyperlink">3</text:span></text:a></text:p>
          <text:p text:style-name="P25"><text:a xlink:href="#_Toc1015748867" office:target-frame-name="_top" xlink:show="replace"><text:span text:style-name="Hyperlink">2.5</text:span><text:tab/><text:span text:style-name="Hyperlink">Design and Implementation Constraints</text:span><text:tab/><text:span text:style-name="Hyperlink">3</text:span></text:a></text:p>
          <text:p text:style-name="P26"><text:a xlink:href="#_Toc549293986" office:target-frame-name="_top" xlink:show="replace"><text:span text:style-name="Hyperlink">2.6</text:span><text:tab/><text:span text:style-name="Hyperlink">User Documentation</text:span><text:tab/><text:span text:style-name="Hyperlink">3</text:span></text:a></text:p>
          <text:p text:style-name="P27"><text:a xlink:href="#_Toc1598716958" office:target-frame-name="_top" xlink:show="replace"><text:span text:style-name="Hyperlink">2.7</text:span><text:tab/><text:span text:style-name="Hyperlink">Assumptions and Dependencies</text:span><text:tab/><text:span text:style-name="Hyperlink">3</text:span></text:a></text:p>
          <text:p text:style-name="P28"><text:a xlink:href="#_Toc905408462" office:target-frame-name="_top" xlink:show="replace"><text:span text:style-name="Hyperlink">3.</text:span><text:tab/><text:span text:style-name="Hyperlink">System Features</text:span><text:tab/><text:span text:style-name="Hyperlink">3</text:span></text:a></text:p>
          <text:p text:style-name="P29"><text:a xlink:href="#_Toc937526022" office:target-frame-name="_top" xlink:show="replace"><text:span text:style-name="Hyperlink">3.1 Guest Management</text:span><text:tab/><text:span text:style-name="Hyperlink">3</text:span></text:a></text:p>
          <text:p text:style-name="P30"><text:a xlink:href="#_Toc991578087" office:target-frame-name="_top" xlink:show="replace"><text:span text:style-name="Hyperlink">4.</text:span><text:tab/><text:span text:style-name="Hyperlink">Interface Requirements</text:span><text:tab/><text:span text:style-name="Hyperlink">5</text:span></text:a></text:p>
          <text:p text:style-name="P31"><text:a xlink:href="#_Toc1095570690" office:target-frame-name="_top" xlink:show="replace"><text:span text:style-name="Hyperlink">4.1</text:span><text:tab/><text:span text:style-name="Hyperlink">User Interfaces</text:span><text:tab/><text:span text:style-name="Hyperlink">5</text:span></text:a></text:p>
          <text:p text:style-name="P32"><text:a xlink:href="#_Toc1127811185" office:target-frame-name="_top" xlink:show="replace"><text:span text:style-name="Hyperlink">4.2</text:span><text:tab/><text:span text:style-name="Hyperlink">Hardware Interfaces</text:span><text:tab/><text:span text:style-name="Hyperlink">5</text:span></text:a></text:p>
          <text:p text:style-name="P33"><text:a xlink:href="#_Toc566016012" office:target-frame-name="_top" xlink:show="replace"><text:span text:style-name="Hyperlink">4.3</text:span><text:tab/><text:span text:style-name="Hyperlink">Software Interfaces</text:span><text:tab/><text:span text:style-name="Hyperlink">5</text:span></text:a></text:p>
          <text:p text:style-name="P34"><text:a xlink:href="#_Toc634160741" office:target-frame-name="_top" xlink:show="replace"><text:span text:style-name="Hyperlink">4.4</text:span><text:tab/><text:span text:style-name="Hyperlink">Communication Interfaces</text:span><text:tab/><text:span text:style-name="Hyperlink">5</text:span></text:a></text:p>
          <text:p text:style-name="P35"><text:a xlink:href="#_Toc587273201" office:target-frame-name="_top" xlink:show="replace"><text:span text:style-name="Hyperlink">5.</text:span><text:tab/><text:span text:style-name="Hyperlink">Other Nonfunctional Requirements</text:span><text:tab/><text:span text:style-name="Hyperlink">6</text:span></text:a></text:p>
          <text:p text:style-name="P36"><text:a xlink:href="#_Toc1711405149" office:target-frame-name="_top" xlink:show="replace"><text:span text:style-name="Hyperlink">5.1</text:span><text:tab/><text:span text:style-name="Hyperlink">Performance Requirements</text:span><text:tab/><text:span text:style-name="Hyperlink">6</text:span></text:a></text:p>
          <text:p text:style-name="P37"><text:a xlink:href="#_Toc1702855687" office:target-frame-name="_top" xlink:show="replace"><text:span text:style-name="Hyperlink">5.2</text:span><text:tab/><text:span text:style-name="Hyperlink">Safety Requirements</text:span><text:tab/><text:span text:style-name="Hyperlink">6</text:span></text:a></text:p>
          <text:p text:style-name="P38"><text:a xlink:href="#_Toc443838395" office:target-frame-name="_top" xlink:show="replace"><text:span text:style-name="Hyperlink">5.3</text:span><text:tab/><text:span text:style-name="Hyperlink">Security Requirements</text:span><text:tab/><text:span text:style-name="Hyperlink">6</text:span></text:a></text:p>
          <text:p text:style-name="P39"><text:a xlink:href="#_Toc314664496" office:target-frame-name="_top" xlink:show="replace"><text:span text:style-name="Hyperlink">5.4</text:span><text:tab/><text:span text:style-name="Hyperlink">Software Quality Requirements</text:span><text:tab/><text:span text:style-name="Hyperlink">6</text:span></text:a></text:p>
          <text:p text:style-name="P40"><text:a xlink:href="#_Toc1835309486" office:target-frame-name="_top" xlink:show="replace"><text:span text:style-name="Hyperlink">5.5</text:span><text:tab/><text:span text:style-name="Hyperlink">Business Rules</text:span><text:tab/><text:span text:style-name="Hyperlink">6</text:span></text:a></text:p>
        </text:index-body>
      </text:table-of-content>
      <text:p text:style-name="P41"/>
      <text:p text:style-name="P42"/>
      <text:h text:style-name="Heading1" text:outline-level="1"><text:bookmark-start text:name="_Toc1241693153"/>Revision History<text:bookmark-end text:name="_Toc1241693153"/></text:h>
      <table:table table:style-name="Table43">
        <table:table-columns>
          <table:table-column table:style-name="TableColumn44"/>
          <table:table-column table:style-name="TableColumn45"/>
          <table:table-column table:style-name="TableColumn46"/>
          <table:table-column table:style-name="TableColumn47"/>
        </table:table-columns>
        <table:table-row table:style-name="TableRow48">
          <table:table-cell table:style-name="TableCell49">
            <text:p text:style-name="P50">Name</text:p>
          </table:table-cell>
          <table:table-cell table:style-name="TableCell51">
            <text:p text:style-name="P52">Date</text:p>
          </table:table-cell>
          <table:table-cell table:style-name="TableCell53">
            <text:p text:style-name="P54">Reason for Change</text:p>
          </table:table-cell>
          <table:table-cell table:style-name="TableCell55">
            <text:p text:style-name="P56">Version</text:p>
          </table:table-cell>
        </table:table-row>
        <table:table-row table:style-name="TableRow57">
          <table:table-cell table:style-name="TableCell58">
            <text:p text:style-name="P59">Danko, Steven</text:p>
          </table:table-cell>
          <table:table-cell table:style-name="TableCell60">
            <text:p text:style-name="P61">10/30/23</text:p>
          </table:table-cell>
          <table:table-cell table:style-name="TableCell62">
            <text:p text:style-name="P63">Initial Creation</text:p>
          </table:table-cell>
          <table:table-cell table:style-name="TableCell64">
            <text:p text:style-name="P65">0.01</text:p>
          </table:table-cell>
        </table:table-row>
        <table:table-row table:style-name="TableRow66">
          <table:table-cell table:style-name="TableCell67">
            <text:p text:style-name="P68"/>
          </table:table-cell>
          <table:table-cell table:style-name="TableCell69">
            <text:p text:style-name="P70"/>
          </table:table-cell>
          <table:table-cell table:style-name="TableCell71">
            <text:p text:style-name="P72"/>
          </table:table-cell>
          <table:table-cell table:style-name="TableCell73">
            <text:p text:style-name="P74"/>
          </table:table-cell>
        </table:table-row>
        <table:table-row table:style-name="TableRow75">
          <table:table-cell table:style-name="TableCell76">
            <text:p text:style-name="P77"/>
          </table:table-cell>
          <table:table-cell table:style-name="TableCell78">
            <text:p text:style-name="P79"/>
          </table:table-cell>
          <table:table-cell table:style-name="TableCell80">
            <text:p text:style-name="P81"/>
          </table:table-cell>
          <table:table-cell table:style-name="TableCell82">
            <text:p text:style-name="P83"/>
          </table:table-cell>
        </table:table-row>
        <table:table-row table:style-name="TableRow84">
          <table:table-cell table:style-name="TableCell85">
            <text:p text:style-name="P86"/>
          </table:table-cell>
          <table:table-cell table:style-name="TableCell87">
            <text:p text:style-name="P88"/>
          </table:table-cell>
          <table:table-cell table:style-name="TableCell89">
            <text:p text:style-name="P90"/>
          </table:table-cell>
          <table:table-cell table:style-name="TableCell91">
            <text:p text:style-name="P92"/>
          </table:table-cell>
        </table:table-row>
      </table:table>
      <text:p text:style-name="Normal"/>
      <text:p text:style-name="Normal"/>
      <text:list text:style-name="LFO1" text:continue-numbering="true">
        <text:list-item>
          <text:p text:style-name="P93"><text:bookmark-start text:name="_Toc149516915"/><text:bookmark-start text:name="_Toc1152353032"/><text:soft-page-break/>Introduction<text:bookmark-end text:name="_Toc149516915"/><text:bookmark-end text:name="_Toc1152353032"/></text:p>
        </text:list-item>
      </text:list>
      <text:h text:style-name="Heading2" text:outline-level="2"><text:bookmark-start text:name="_Toc149516916"/><text:bookmark-start text:name="_Toc1067146955"/>1.1 Purpose<text:bookmark-end text:name="_Toc149516916"/><text:bookmark-end text:name="_Toc1067146955"/></text:h>
      <text:p text:style-name="Normal">The purpose of this document is to provide an outline of the University Conference Center System, its purpose, functions, and requirements. The University Conference Center System is intended to be a complete system on its own with the purpose of creating a system for the automated creation and<text:s/><text:span text:style-name="T94">organization<text:s/></text:span>of conferences for a university conference center. Once finalized, this document will state what must be accomplished for the application to be considered finished.</text:p>
      <text:h text:style-name="Heading2" text:outline-level="2"><text:bookmark-start text:name="_Toc149516917"/><text:bookmark-start text:name="_Toc2078860905"/>1.2 Document Conventions<text:bookmark-end text:name="_Toc149516917"/><text:bookmark-end text:name="_Toc2078860905"/></text:h>
      <text:p text:style-name="Normal">There are no special standards or conventions used in the current version of this document.<text:s/></text:p>
      <text:h text:style-name="Heading2" text:outline-level="2"><text:bookmark-start text:name="_Toc149516918"/><text:bookmark-start text:name="_Toc556651404"/>1.3 Intended Audience and Reading Suggestions<text:bookmark-end text:name="_Toc149516918"/><text:bookmark-end text:name="_Toc556651404"/></text:h>
      <text:p text:style-name="Normal">The intended audience for this document are the developers of the University Conference Center System, its users and any other unnamed stakeholders. This document contains an outline of the purpose, functions, and requirements of the University Conference Center System (UCCS). It is suggested that readers new to the UCCS first read sections two and three, with the intent of understanding the project’s scope and the intended functionality of the system, before proceeding to the system requirements if necessary. Those already familiar with the UCCS may skip section two.</text:p>
      <text:h text:style-name="Heading2" text:outline-level="2"><text:bookmark-start text:name="_Toc149516919"/><text:bookmark-start text:name="_Toc110878519"/>1.4 Product Scope<text:bookmark-end text:name="_Toc149516919"/><text:bookmark-end text:name="_Toc110878519"/></text:h>
      <text:p text:style-name="Normal">The University Conference Center System is a system created with the intent of automating the creations and organization of conferences at a university conference center.</text:p>
      <text:p text:style-name="Normal">The UCCS system is to automate the creations of conference events and maintain a schedule for these events, including the booking of rooms and equipment, the registration of guest for created events, and the tracking of all cost and expenses of the events. The system should be usable by administration staff to set up new conference event and manage existing event, by ‘front-desk’ employees and other customer service staff to register guest attendees, and by maintenance and service staff to manage out-of-order rooms and equipment. The system must be easily usable by all intended staff and should be relatively easy to train new staff on the system. This system’s goal is to provide tools for which staff can more effectively and efficiently perform their jobs.</text:p>
      <text:h text:style-name="Heading2" text:outline-level="2"><text:bookmark-start text:name="_Toc820278049"/>1.5 References<text:bookmark-end text:name="_Toc820278049"/></text:h>
      <text:p text:style-name="Normal">This document does not reference any outside material in its current version.</text:p>
      <text:list text:style-name="LFO1" text:continue-numbering="true">
        <text:list-item>
          <text:p text:style-name="P95"><text:bookmark-start text:name="_Toc149516921"/><text:bookmark-start text:name="_Toc1556220680"/>Description<text:bookmark-end text:name="_Toc149516921"/><text:bookmark-end text:name="_Toc1556220680"/></text:p>
        </text:list-item>
      </text:list>
      <text:list text:style-name="LFO1" text:continue-numbering="true">
        <text:list-item>
          <text:list>
            <text:list-item>
              <text:p text:style-name="P96"><text:bookmark-start text:name="_Toc149516922"/><text:bookmark-start text:name="_Toc2051338813"/>Product Prospective<text:bookmark-end text:name="_Toc149516922"/><text:bookmark-end text:name="_Toc2051338813"/></text:p>
            </text:list-item>
          </text:list>
        </text:list-item>
      </text:list>
      <text:p text:style-name="Normal">The University Conference Center System is a new self-contained system, intended for use by the staff of the University Conference Center.</text:p>
      <text:list text:style-name="LFO1" text:continue-numbering="true">
        <text:list-item>
          <text:list>
            <text:list-item>
              <text:p text:style-name="P97"><text:bookmark-start text:name="_Toc149516923"/><text:bookmark-start text:name="_Toc154312940"/>Product<text:s/><text:bookmark-end text:name="_Toc149516923"/>Features<text:bookmark-end text:name="_Toc154312940"/></text:p>
            </text:list-item>
          </text:list>
        </text:list-item>
      </text:list>
      <text:p text:style-name="Normal">The University Conference Center System must provide a system for the automated creation and organization of conference events, including: the scheduling of rooms and equipment, the registration of guests, and all associated cost/expenses. The system must additionally keep track of room booking,<text:s/><text:soft-page-break/>equipment reservations and any out-of-order situations that may occur, associated cost and expenses of such, and guest registration and status.</text:p>
      <text:list text:style-name="LFO1" text:continue-numbering="true">
        <text:list-item>
          <text:list>
            <text:list-item>
              <text:p text:style-name="P98"><text:bookmark-start text:name="_Toc149516924"/><text:bookmark-start text:name="_Toc131724031"/>User Classes and Characteristics<text:bookmark-end text:name="_Toc149516924"/><text:bookmark-end text:name="_Toc131724031"/></text:p>
            </text:list-item>
          </text:list>
        </text:list-item>
      </text:list>
      <text:p text:style-name="Normal">There are three user classes: the first should be made up of administrative staff whose duties are to create conference events and decide which rooms and equipment are to be used, the second group should be ‘front-desk’ or customer service staff whose duties are to register and book guest, the final group should consist of maintenance and support staff who should handle any out-of-order situations.</text:p>
      <text:list text:style-name="LFO1" text:continue-numbering="true">
        <text:list-item>
          <text:list>
            <text:list-item>
              <text:p text:style-name="P99"><text:bookmark-start text:name="_Toc149516925"/><text:bookmark-start text:name="_Toc1398549817"/>Operating Environment<text:bookmark-end text:name="_Toc149516925"/><text:bookmark-end text:name="_Toc1398549817"/></text:p>
            </text:list-item>
          </text:list>
        </text:list-item>
      </text:list>
      <text:p text:style-name="Normal"/>
      <text:list text:style-name="LFO1" text:continue-numbering="true">
        <text:list-item>
          <text:list>
            <text:list-item>
              <text:p text:style-name="P100"><text:bookmark-start text:name="_Toc149516926"/><text:bookmark-start text:name="_Toc1015748867"/>Design and Implementation Constraints<text:bookmark-end text:name="_Toc149516926"/><text:bookmark-end text:name="_Toc1015748867"/></text:p>
            </text:list-item>
          </text:list>
        </text:list-item>
      </text:list>
      <text:p text:style-name="Normal"/>
      <text:list text:style-name="LFO1" text:continue-numbering="true">
        <text:list-item>
          <text:list>
            <text:list-item>
              <text:p text:style-name="P101"><text:bookmark-start text:name="_Toc149516927"/><text:bookmark-start text:name="_Toc549293986"/>User Documentation<text:bookmark-end text:name="_Toc149516927"/><text:bookmark-end text:name="_Toc549293986"/></text:p>
            </text:list-item>
          </text:list>
        </text:list-item>
      </text:list>
      <text:p text:style-name="Normal"/>
      <text:list text:style-name="LFO1" text:continue-numbering="true">
        <text:list-item>
          <text:list>
            <text:list-item>
              <text:p text:style-name="P102"><text:bookmark-start text:name="_Toc149516928"/><text:bookmark-start text:name="_Toc1598716958"/>Assumptions and Dependencies<text:bookmark-end text:name="_Toc149516928"/><text:bookmark-end text:name="_Toc1598716958"/></text:p>
            </text:list-item>
          </text:list>
        </text:list-item>
      </text:list>
      <text:p text:style-name="Normal"/>
      <text:list text:style-name="LFO1" text:continue-numbering="true">
        <text:list-item>
          <text:p text:style-name="P103"><text:bookmark-start text:name="_Toc149516934"/><text:bookmark-start text:name="_Toc905408462"/>System Features<text:bookmark-end text:name="_Toc149516934"/><text:bookmark-end text:name="_Toc905408462"/></text:p>
        </text:list-item>
      </text:list>
      <text:h text:style-name="Heading2" text:outline-level="2"><text:bookmark-start text:name="_Toc937526022"/>3.1 Guest Management<text:bookmark-end text:name="_Toc937526022"/></text:h>
      <text:p text:style-name="P104">3.1.1<text:s/></text:p>
      <text:p text:style-name="P105">This feature allows guests to check in for an event at UCC and view the event schedule.<text:s/></text:p>
      <text:p text:style-name="P106">High Priority</text:p>
      <text:p text:style-name="Normal"><text:span text:style-name="T107">3.1.2</text:span></text:p>
      <text:list text:style-name="LFO2" text:continue-numbering="true">
        <text:list-item>
          <text:p text:style-name="P108">Guests check in by providing their registration information</text:p>
        </text:list-item>
        <text:list-item>
          <text:p text:style-name="P109">Guests view the schedule of conferences</text:p>
        </text:list-item>
      </text:list>
      <text:p text:style-name="P110">3.1.3</text:p>
      <text:p text:style-name="P111">REQ-1: The system shall provide a user-friendly interface for guests to check in by entering their registration details</text:p>
      <text:p text:style-name="P112">REQ-2: The system shall display the schedule of conferences for the event</text:p>
      <text:p text:style-name="P113">3.2 Event Planner Functions</text:p>
      <text:p text:style-name="P114">3.2.1<text:s/></text:p>
      <text:p text:style-name="P115">This feature provides event planners with various functionalities.<text:s/></text:p>
      <text:p text:style-name="P116">High Priority</text:p>
      <text:p text:style-name="P117">3.2.2</text:p>
      <text:list text:style-name="LFO3" text:continue-numbering="true">
        <text:list-item>
          <text:p text:style-name="P118">Event planners can view the cost of hosting an event at UCC<text:s/></text:p>
        </text:list-item>
        <text:list-item>
          <text:p text:style-name="P119">Event planners can apply for hosting an event at UCC</text:p>
        </text:list-item>
        <text:list-item>
          <text:p text:style-name="P120">Event planners can view the schedule of conferences<text:s/></text:p>
        </text:list-item>
        <text:list-item>
          <text:p text:style-name="P121">Event planners can cancel an event at UCC</text:p>
        </text:list-item>
      </text:list>
      <text:p text:style-name="P122">3.2.3</text:p>
      <text:p text:style-name="P123">REQ-1: The system shall provide event planners with the capability to view the schedule of conferences</text:p>
      <text:p text:style-name="P124">REQ-2: The system shall display the cost of hosting an event at UCC based on the selected options</text:p>
      <text:p text:style-name="P125">REQ-3: The system shall allow event planners to submit an application for hosting an event at UCC</text:p>
      <text:p text:style-name="P126">REQ-4: The system shall enable event planners to cancel a scheduled event at UCC</text:p>
      <text:p text:style-name="P127">3.3 UCC Employee Functions</text:p>
      <text:p text:style-name="P128">3.3.1</text:p>
      <text:p text:style-name="P129">This feature provides UCC employees with various functionalities.<text:s/></text:p>
      <text:p text:style-name="P130">High Priority</text:p>
      <text:p text:style-name="P131">3.3.2</text:p>
      <text:list text:style-name="LFO4" text:continue-numbering="true">
        <text:list-item>
          <text:p text:style-name="P132">UCC employees can view the schedule of conferences<text:s/></text:p>
        </text:list-item>
        <text:list-item>
          <text:p text:style-name="P133">UCC employees can schedule and enter events into UCCS<text:s/></text:p>
        </text:list-item>
        <text:list-item>
          <text:p text:style-name="P134">UCC employees can cancel an event at UCC</text:p>
        </text:list-item>
        <text:list-item>
          <text:p text:style-name="P135">UCC employees can view the cost of hosting an event at UCC</text:p>
        </text:list-item>
      </text:list>
      <text:p text:style-name="P136">3.3.3</text:p>
      <text:p text:style-name="P137">REQ-1: The system shall provide UCC employees with the ability to view the schedule of conferences</text:p>
      <text:p text:style-name="P138">REQ-2: The system shall display the cost of hosting an event at UCC based on selected options</text:p>
      <text:p text:style-name="P139">REQ-3: The system shall allow UCC employees to cancel a scheduled event at UCC</text:p>
      <text:p text:style-name="P140">REQ-4: The system shall allow UCC employees to schedule and enter event details into UCCS</text:p>
      <text:p text:style-name="P141">3.4 UCC Maintenance Functions</text:p>
      <text:p text:style-name="P142">3.4.1</text:p>
      <text:p text:style-name="P143">This feature enables event planners to request maintenance and assistance.<text:s/></text:p>
      <text:p text:style-name="P144">High Priority</text:p>
      <text:p text:style-name="P145">3.4.2</text:p>
      <text:list text:style-name="LFO5" text:continue-numbering="true">
        <text:list-item>
          <text:p text:style-name="P146">Event planners can order new presentation equipment</text:p>
        </text:list-item>
        <text:list-item>
          <text:p text:style-name="P147">Event planners can request assistance with presentation equipment</text:p>
        </text:list-item>
        <text:list-item>
          <text:p text:style-name="P148">Event planners can schedule conference room maintenance</text:p>
        </text:list-item>
        <text:list-item>
          <text:p text:style-name="P149">Event planners can report conference room maintenance issues</text:p>
        </text:list-item>
        <text:list-item>
          <text:p text:style-name="P150">Event planners can report damaged or broken presentation equipment</text:p>
        </text:list-item>
        <text:list-item>
          <text:p text:style-name="P151"><text:span text:style-name="T152">Event planners can file maintenance complaints</text:span></text:p>
        </text:list-item>
      </text:list>
      <text:soft-page-break/>
      <text:p text:style-name="P153">3.4.3</text:p>
      <text:p text:style-name="P154">REQ-1: The system shall allow event planners to file maintenance complaints, including details of the issue<text:s/></text:p>
      <text:p text:style-name="P155">REQ-2: The system shall enable event planners to request assistance with presentation equipment, specifying their requirements</text:p>
      <text:p text:style-name="P156">REQ-3: The system shall allow event planners to report damaged or broken presentation equipment, providing necessary information</text:p>
      <text:p text:style-name="P157">REQ-4: The system shall enable event planners to report conference room maintenance issues, describing the problem</text:p>
      <text:p text:style-name="P158">REQ-5: The system shall allow event planners to order new presentation equipment, specifying their requirements</text:p>
      <text:p text:style-name="P159">REQ-6: The system shall enable event planners to schedule conference room maintenance, specifying the date and time</text:p>
      <text:list text:style-name="LFO1" text:continue-numbering="true">
        <text:list-item>
          <text:p text:style-name="P160"><text:bookmark-start text:name="_Toc149516929"/><text:bookmark-start text:name="_Toc991578087"/>Interface Requirements<text:bookmark-end text:name="_Toc149516929"/><text:bookmark-end text:name="_Toc991578087"/></text:p>
        </text:list-item>
      </text:list>
      <text:list text:style-name="LFO1" text:continue-numbering="true">
        <text:list-item>
          <text:list>
            <text:list-item>
              <text:p text:style-name="P161"><text:bookmark-start text:name="_Toc149516930"/><text:bookmark-start text:name="_Toc1095570690"/>User Interfaces<text:bookmark-end text:name="_Toc149516930"/><text:bookmark-end text:name="_Toc1095570690"/></text:p>
            </text:list-item>
          </text:list>
        </text:list-item>
      </text:list>
      <text:p text:style-name="Normal"/>
      <text:list text:style-name="LFO1" text:continue-numbering="true">
        <text:list-item>
          <text:list>
            <text:list-item>
              <text:p text:style-name="P162"><text:bookmark-start text:name="_Toc149516931"/><text:bookmark-start text:name="_Toc1127811185"/>Hardware Interfaces<text:bookmark-end text:name="_Toc149516931"/><text:bookmark-end text:name="_Toc1127811185"/></text:p>
            </text:list-item>
          </text:list>
        </text:list-item>
      </text:list>
      <text:p text:style-name="Normal"/>
      <text:list text:style-name="LFO1" text:continue-numbering="true">
        <text:list-item>
          <text:list>
            <text:list-item>
              <text:p text:style-name="P163"><text:bookmark-start text:name="_Toc149516932"/><text:bookmark-start text:name="_Toc566016012"/>Software Interfaces<text:bookmark-end text:name="_Toc149516932"/><text:bookmark-end text:name="_Toc566016012"/></text:p>
            </text:list-item>
          </text:list>
        </text:list-item>
      </text:list>
      <text:p text:style-name="Normal"/>
      <text:list text:style-name="LFO1" text:continue-numbering="true">
        <text:list-item>
          <text:list>
            <text:list-item>
              <text:p text:style-name="P164"><text:bookmark-start text:name="_Toc149516933"/><text:bookmark-start text:name="_Toc634160741"/>Communication Interfaces<text:bookmark-end text:name="_Toc149516933"/><text:bookmark-end text:name="_Toc634160741"/></text:p>
            </text:list-item>
          </text:list>
        </text:list-item>
      </text:list>
      <text:p text:style-name="Normal"/>
      <text:p text:style-name="Normal"/>
      <text:list text:style-name="LFO1" text:continue-numbering="true">
        <text:list-item>
          <text:p text:style-name="P165"><text:bookmark-start text:name="_Toc149516936"/><text:bookmark-start text:name="_Toc587273201"/>Other Nonfunctional Requirements<text:bookmark-end text:name="_Toc149516936"/><text:bookmark-end text:name="_Toc587273201"/></text:p>
        </text:list-item>
      </text:list>
      <text:list text:style-name="LFO1" text:continue-numbering="true">
        <text:list-item>
          <text:list>
            <text:list-item>
              <text:p text:style-name="P166"><text:bookmark-start text:name="_Toc149516937"/><text:bookmark-start text:name="_Toc1711405149"/>Performance Requirements<text:bookmark-end text:name="_Toc149516937"/><text:bookmark-end text:name="_Toc1711405149"/></text:p>
            </text:list-item>
          </text:list>
        </text:list-item>
      </text:list>
      <text:p text:style-name="Normal"/>
      <text:list text:style-name="LFO1" text:continue-numbering="true">
        <text:list-item>
          <text:list>
            <text:list-item>
              <text:p text:style-name="P167"><text:bookmark-start text:name="_Toc149516938"/><text:bookmark-start text:name="_Toc1702855687"/>Safety Requirements<text:bookmark-end text:name="_Toc149516938"/><text:bookmark-end text:name="_Toc1702855687"/></text:p>
            </text:list-item>
          </text:list>
        </text:list-item>
      </text:list>
      <text:p text:style-name="Normal"/>
      <text:list text:style-name="LFO1" text:continue-numbering="true">
        <text:list-item>
          <text:list>
            <text:list-item>
              <text:p text:style-name="P168"><text:bookmark-start text:name="_Toc149516939"/><text:bookmark-start text:name="_Toc443838395"/>Security Requirements<text:bookmark-end text:name="_Toc149516939"/><text:bookmark-end text:name="_Toc443838395"/></text:p>
            </text:list-item>
          </text:list>
        </text:list-item>
      </text:list>
      <text:p text:style-name="Normal"/>
      <text:list text:style-name="LFO1" text:continue-numbering="true">
        <text:list-item>
          <text:list>
            <text:list-item>
              <text:p text:style-name="P169"><text:bookmark-start text:name="_Toc149516940"/><text:bookmark-start text:name="_Toc314664496"/>Software Quality Requirements<text:bookmark-end text:name="_Toc149516940"/><text:bookmark-end text:name="_Toc314664496"/></text:p>
            </text:list-item>
          </text:list>
        </text:list-item>
      </text:list>
      <text:p text:style-name="Normal"/>
      <text:list text:style-name="LFO1" text:continue-numbering="true">
        <text:list-item>
          <text:list>
            <text:list-item>
              <text:p text:style-name="P170"><text:bookmark-start text:name="_Toc149516941"/><text:bookmark-start text:name="_Toc1835309486"/><text:soft-page-break/>Business Rules<text:bookmark-end text:name="_Toc149516941"/><text:bookmark-end text:name="_Toc1835309486"/></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Yu Gothic Light"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Mincho" fo:color="#5A5A5A" fo:letter-spacing="0.0104in" fo:hyphenate="false"/>
    </style:style>
    <style:style style:name="SubtitleChar" style:display-name="Subtitle Char" style:family="text" style:parent-style-name="DefaultParagraphFont">
      <style:text-properties style:font-name-asian="Yu Mincho" fo:color="#5A5A5A" fo:letter-spacing="0.0104in"/>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Spacing" style:display-name="No Spacing" style:family="paragraph">
      <style:paragraph-properties fo:margin-bottom="0in" fo:line-height="100%"/>
      <style:text-properties style:font-name-asian="Yu Mincho" style:letter-kerning="false" fo:hyphenate="false"/>
    </style:style>
    <style:style style:name="NoSpacingChar" style:display-name="No Spacing Char" style:family="text" style:parent-style-name="DefaultParagraphFont">
      <style:text-properties style:font-name-asian="Yu Mincho" style:letter-kerning="false"/>
    </style:style>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Yu Gothic Light" style:font-name-complex="Times New Roman" fo:color="#2F5496"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bottom="0in"/>
      <style:text-properties fo:hyphenate="false"/>
    </style:style>
    <style:style style:name="Strong" style:display-name="Strong" style:family="text" style:parent-style-name="DefaultParagraphFont">
      <style:text-properties fo:font-weight="bold" style:font-weight-asian="bold" style:font-weight-complex="bold"/>
    </style:style>
    <style:style style:name="TOCHeading" style:display-name="TOC Heading" style:family="paragraph" style:parent-style-name="Heading1" style:next-style-name="Normal" style:default-outline-level="1">
      <style:text-properties style:letter-kerning="false" fo:hyphenate="false"/>
    </style:style>
    <style:style style:name="TOC2" style:display-name="TOC 2" style:family="paragraph" style:parent-style-name="Normal" style:next-style-name="Normal" style:auto-update="true">
      <style:paragraph-properties fo:margin-bottom="0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3" style:display-name="TOC 3" style:family="paragraph" style:parent-style-name="Normal" style:next-style-name="Normal" style:auto-update="true">
      <style:paragraph-properties fo:margin-bottom="0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oftware Requirments Specification</dc:title>
    <dc:description/>
    <dc:subject>Univsersity Confrence Center System</dc:subject>
    <meta:initial-creator>Garrett Hillyer</meta:initial-creator>
    <dc:creator>Steven Danko</dc:creator>
    <meta:creation-date>2023-12-07T04:02:00Z</meta:creation-date>
    <dc:date>2023-12-08T23:14:00Z</dc:date>
    <meta:template xlink:href="Normal.dotm" xlink:type="simple"/>
    <meta:editing-cycles>243</meta:editing-cycles>
    <meta:editing-duration>PT60S</meta:editing-duration>
    <meta:document-statistic meta:page-count="7" meta:paragraph-count="17" meta:word-count="1290" meta:character-count="8628" meta:row-count="61" meta:non-whitespace-character-count="7355"/>
  </office:meta>
</office:document-meta>
</file>